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 style:data-style-name="N99">
      <style:text-properties fo:font-weight="bold" style:font-weight-asian="bold" style:font-weight-complex="bold"/>
    </style:style>
    <style:style style:name="ce5" style:family="table-cell" style:parent-style-name="Default" style:data-style-name="N99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3" table:default-cell-style-name="ce3"/>
        <table:table-column table:style-name="co1" table:number-columns-repeated="1014" table:default-cell-style-name="Default"/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oal Nomer 1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x2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formula="of:=[.E5]^4-17/2*[.E5]^3-71/2*[.E5]^2+465*[.E5]-1000" office:value-type="float" office:value="-1000" calcext:value-type="float">
            <text:p>-1000</text:p>
          </table:table-cell>
          <table:table-cell table:formula="of:=[.F5]^4-17/2*[.F5]^3-71/2*[.F5]^2+465*[.F5]-1000" office:value-type="float" office:value="-153.125" calcext:value-type="float">
            <text:p>-153.125</text:p>
          </table:table-cell>
          <table:table-cell table:formula="of:=[.G5]^4-17/2*[.G5]^3-71/2*[.G5]^2+465*[.G5]-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E5]+[.G5])/2"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table:formula="of:=[.E6]^4-17/2*[.E6]^3-71/2*[.E6]^2+465*[.E6]-1000" office:value-type="float" office:value="-153.125" calcext:value-type="float">
            <text:p>-153.125</text:p>
          </table:table-cell>
          <table:table-cell table:formula="of:=[.F6]^4-17/2*[.F6]^3-71/2*[.F6]^2+465*[.F6]-1000" office:value-type="float" office:value="-5.95703125" calcext:value-type="float">
            <text:p>-5.95703125</text:p>
          </table:table-cell>
          <table:table-cell table:formula="of:=[.G6]^4-17/2*[.G6]^3-71/2*[.G6]^2+465*[.G6]-1000" office:value-type="float" office:value="0" calcext:value-type="float">
            <text:p>0</text:p>
          </table:table-cell>
          <table:table-cell table:formula="of:=[.F5]" office:value-type="float" office:value="2.5" calcext:value-type="float">
            <text:p>2.5</text:p>
          </table:table-cell>
          <table:table-cell table:formula="of:=([.E6]+[.G6])/2" office:value-type="float" office:value="3.75" calcext:value-type="float">
            <text:p>3.75</text:p>
          </table:table-cell>
          <table:table-cell table:formula="of:=[.G5]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4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oal Nomer 2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iter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dfx/dx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3]^3-7*[.B13]+11" office:value-type="float" office:value="11" calcext:value-type="float">
            <text:p>11</text:p>
          </table:table-cell>
          <table:table-cell table:formula="of:=3*[.B13]^2-7" office:value-type="float" office:value="-7" calcext:value-type="float">
            <text:p>-7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3]-[.C13]/[.D13]" office:value-type="float" office:value="1.57142857142857" calcext:value-type="float">
            <text:p>1.57142857142857</text:p>
          </table:table-cell>
          <table:table-cell table:formula="of:=[.B14]^3-7*[.B14]+11" office:value-type="float" office:value="3.88046647230321" calcext:value-type="float">
            <text:p>3.88046647230321</text:p>
          </table:table-cell>
          <table:table-cell table:formula="of:=3*[.B14]^2-7" office:value-type="float" office:value="0.408163265306122" calcext:value-type="float">
            <text:p>0.40816326530612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]-[.C14]/[.D14]" office:value-type="float" office:value="-7.9357142857143" calcext:value-type="float">
            <text:p>-7.9357142857143</text:p>
          </table:table-cell>
          <table:table-cell table:formula="of:=[.B15]^3-7*[.B15]+11" office:value-type="float" office:value="-433.20606086006" calcext:value-type="float">
            <text:p>-433.20606086006</text:p>
          </table:table-cell>
          <table:table-cell table:formula="of:=3*[.B15]^2-7" office:value-type="float" office:value="181.92668367347" calcext:value-type="float">
            <text:p>181.92668367347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5]-[.C15]/[.D15]" office:value-type="float" office:value="-5.5545019637352" calcext:value-type="float">
            <text:p>-5.5545019637352</text:p>
          </table:table-cell>
          <table:table-cell table:formula="of:=[.B16]^3-7*[.B16]+11" office:value-type="float" office:value="-121.488714015788" calcext:value-type="float">
            <text:p>-121.488714015788</text:p>
          </table:table-cell>
          <table:table-cell table:formula="of:=3*[.B16]^2-7" office:value-type="float" office:value="85.5574761954145" calcext:value-type="float">
            <text:p>85.5574761954145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]-[.C16]/[.D16]" office:value-type="float" office:value="-4.134535884578" calcext:value-type="float">
            <text:p>-4.134535884578</text:p>
          </table:table-cell>
          <table:table-cell table:formula="of:=[.B17]^3-7*[.B17]+11" office:value-type="float" office:value="-30.7356052051957" calcext:value-type="float">
            <text:p>-30.7356052051957</text:p>
          </table:table-cell>
          <table:table-cell table:formula="of:=3*[.B17]^2-7" office:value-type="float" office:value="44.2831609425895" calcext:value-type="float">
            <text:p>44.2831609425895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]-[.C17]/[.D17]" office:value-type="float" office:value="-3.44046607223911" calcext:value-type="float">
            <text:p>-3.44046607223911</text:p>
          </table:table-cell>
          <table:table-cell table:formula="of:=[.B18]^3-7*[.B18]+11" office:value-type="float" office:value="-5.64086967351856" calcext:value-type="float">
            <text:p>-5.64086967351856</text:p>
          </table:table-cell>
          <table:table-cell table:formula="of:=3*[.B18]^2-7" office:value-type="float" office:value="28.5104203826853" calcext:value-type="float">
            <text:p>28.5104203826853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]-[.C18]/[.D18]" office:value-type="float" office:value="-3.24261316099462" calcext:value-type="float">
            <text:p>-3.24261316099462</text:p>
          </table:table-cell>
          <table:table-cell table:formula="of:=[.B19]^3-7*[.B19]+11" office:value-type="float" office:value="-0.396294021546282" calcext:value-type="float">
            <text:p>-0.396294021546282</text:p>
          </table:table-cell>
          <table:table-cell table:formula="of:=3*[.B19]^2-7" office:value-type="float" office:value="24.5436203355666" calcext:value-type="float">
            <text:p>24.5436203355666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]-[.C19]/[.D19]" office:value-type="float" office:value="-3.22646664242368" calcext:value-type="float">
            <text:p>-3.22646664242368</text:p>
          </table:table-cell>
          <table:table-cell table:formula="of:=[.B20]^3-7*[.B20]+11" office:value-type="float" office:value="-0.00253193607450086" calcext:value-type="float">
            <text:p>-0.00253193607450086</text:p>
          </table:table-cell>
          <table:table-cell table:formula="of:=3*[.B20]^2-7" office:value-type="float" office:value="24.2302609840183" calcext:value-type="float">
            <text:p>24.2302609840183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]-[.C20]/[.D20]" office:value-type="float" office:value="-3.22636214763198" calcext:value-type="float">
            <text:p>-3.22636214763198</text:p>
          </table:table-cell>
          <table:table-cell table:formula="of:=[.B21]^3-7*[.B21]+11" office:value-type="float" office:value="-0.00000010568978936476" calcext:value-type="float">
            <text:p>-1.0568978936476E-07</text:p>
          </table:table-cell>
          <table:table-cell table:formula="of:=3*[.B21]^2-7" office:value-type="float" office:value="24.2282381230173" calcext:value-type="float">
            <text:p>24.2282381230173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]-[.C21]/[.D21]" office:value-type="float" office:value="-3.22636214326972" calcext:value-type="float">
            <text:p>-3.22636214326972</text:p>
          </table:table-cell>
          <table:table-cell table:formula="of:=[.B22]^3-7*[.B22]+11" office:value-type="float" office:value="0" calcext:value-type="float">
            <text:p>0</text:p>
          </table:table-cell>
          <table:table-cell table:formula="of:=3*[.B22]^2-7" office:value-type="float" office:value="24.228238038572" calcext:value-type="float">
            <text:p>24.22823803857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]-[.C22]/[.D22]" office:value-type="float" office:value="-3.22636214326972" calcext:value-type="float">
            <text:p>-3.22636214326972</text:p>
          </table:table-cell>
          <table:table-cell table:formula="of:=[.B23]^3-7*[.B23]+11" office:value-type="float" office:value="0" calcext:value-type="float">
            <text:p>0</text:p>
          </table:table-cell>
          <table:table-cell table:formula="of:=3*[.B23]^2-7" office:value-type="float" office:value="24.228238038572" calcext:value-type="float">
            <text:p>24.228238038572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oal Nomer 3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iterasi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del x</text:p>
          </table:table-cell>
          <table:table-cell table:style-name="ce1" office:value-type="string" calcext:value-type="string">
            <text:p>del y</text:p>
          </table:table-cell>
          <table:table-cell table:style-name="ce1" office:value-type="string" calcext:value-type="string">
            <text:p>del z</text:p>
          </table:table-cell>
          <table:table-cell table:number-columns-repeated="3" table:style-name="ce1" office:value-type="string" calcext:value-type="string">
            <text:p>stop?</text:p>
          </table:table-cell>
          <table:table-cell table:style-name="ce1" office:value-type="string" calcext:value-type="string">
            <text:p>epsilo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office:value-type="float" office:value="0.000001" calcext:value-type="float">
            <text:p>0.0000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-[.C29]+[.D29]+5)/3" office:value-type="float" office:value="1.66666666666667" calcext:value-type="float">
            <text:p>1.66666666666667</text:p>
          </table:table-cell>
          <table:table-cell table:formula="of:=(-4*[.B29]+3*[.D29]+20)/7" office:value-type="float" office:value="2.85714285714286" calcext:value-type="float">
            <text:p>2.85714285714286</text:p>
          </table:table-cell>
          <table:table-cell table:formula="of:=(-2*[.B29]+2*[.C29]+10)/5" office:value-type="float" office:value="2" calcext:value-type="float">
            <text:p>2</text:p>
          </table:table-cell>
          <table:table-cell table:formula="of:=ABS([.B30]-[.B29])" office:value-type="float" office:value="1.66666666666667" calcext:value-type="float">
            <text:p>1.66666666666667</text:p>
          </table:table-cell>
          <table:table-cell table:formula="of:=ABS([.C30]-[.C29])" office:value-type="float" office:value="2.85714285714286" calcext:value-type="float">
            <text:p>2.85714285714286</text:p>
          </table:table-cell>
          <table:table-cell table:formula="of:=ABS([.D30]-[.D29])" office:value-type="float" office:value="2" calcext:value-type="float">
            <text:p>2</text:p>
          </table:table-cell>
          <table:table-cell table:formula="of:=[.E30]&lt;=[.$K$29]" office:value-type="boolean" office:boolean-value="false" calcext:value-type="boolean">
            <text:p>FALSE</text:p>
          </table:table-cell>
          <table:table-cell table:formula="of:=[.F30]&lt;=[.$K$29]" office:value-type="boolean" office:boolean-value="false" calcext:value-type="boolean">
            <text:p>FALSE</text:p>
          </table:table-cell>
          <table:table-cell table:formula="of:=[.G30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-[.C30]+[.D30]+5)/3" office:value-type="float" office:value="1.38095238095238" calcext:value-type="float">
            <text:p>1.38095238095238</text:p>
          </table:table-cell>
          <table:table-cell table:formula="of:=(-4*[.B30]+3*[.D30]+20)/7" office:value-type="float" office:value="2.76190476190476" calcext:value-type="float">
            <text:p>2.76190476190476</text:p>
          </table:table-cell>
          <table:table-cell table:formula="of:=(-2*[.B30]+2*[.C30]+10)/5" office:value-type="float" office:value="2.47619047619048" calcext:value-type="float">
            <text:p>2.47619047619048</text:p>
          </table:table-cell>
          <table:table-cell table:formula="of:=ABS([.B31]-[.B30])" office:value-type="float" office:value="0.285714285714286" calcext:value-type="float">
            <text:p>0.285714285714286</text:p>
          </table:table-cell>
          <table:table-cell table:formula="of:=ABS([.C31]-[.C30])" office:value-type="float" office:value="0.0952380952380953" calcext:value-type="float">
            <text:p>0.0952380952380953</text:p>
          </table:table-cell>
          <table:table-cell table:formula="of:=ABS([.D31]-[.D30])" office:value-type="float" office:value="0.476190476190476" calcext:value-type="float">
            <text:p>0.476190476190476</text:p>
          </table:table-cell>
          <table:table-cell table:formula="of:=[.E31]&lt;=[.$K$29]" office:value-type="boolean" office:boolean-value="false" calcext:value-type="boolean">
            <text:p>FALSE</text:p>
          </table:table-cell>
          <table:table-cell table:formula="of:=[.F31]&lt;=[.$K$29]" office:value-type="boolean" office:boolean-value="false" calcext:value-type="boolean">
            <text:p>FALSE</text:p>
          </table:table-cell>
          <table:table-cell table:formula="of:=[.G31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-[.C31]+[.D31]+5)/3" office:value-type="float" office:value="1.57142857142857" calcext:value-type="float">
            <text:p>1.57142857142857</text:p>
          </table:table-cell>
          <table:table-cell table:formula="of:=(-4*[.B31]+3*[.D31]+20)/7" office:value-type="float" office:value="3.12925170068027" calcext:value-type="float">
            <text:p>3.12925170068027</text:p>
          </table:table-cell>
          <table:table-cell table:formula="of:=(-2*[.B31]+2*[.C31]+10)/5" office:value-type="float" office:value="2.55238095238095" calcext:value-type="float">
            <text:p>2.55238095238095</text:p>
          </table:table-cell>
          <table:table-cell table:formula="of:=ABS([.B32]-[.B31])" office:value-type="float" office:value="0.190476190476191" calcext:value-type="float">
            <text:p>0.190476190476191</text:p>
          </table:table-cell>
          <table:table-cell table:formula="of:=ABS([.C32]-[.C31])" office:value-type="float" office:value="0.36734693877551" calcext:value-type="float">
            <text:p>0.36734693877551</text:p>
          </table:table-cell>
          <table:table-cell table:formula="of:=ABS([.D32]-[.D31])" office:value-type="float" office:value="0.0761904761904764" calcext:value-type="float">
            <text:p>0.0761904761904764</text:p>
          </table:table-cell>
          <table:table-cell table:formula="of:=[.E32]&lt;=[.$K$29]" office:value-type="boolean" office:boolean-value="false" calcext:value-type="boolean">
            <text:p>FALSE</text:p>
          </table:table-cell>
          <table:table-cell table:formula="of:=[.F32]&lt;=[.$K$29]" office:value-type="boolean" office:boolean-value="false" calcext:value-type="boolean">
            <text:p>FALSE</text:p>
          </table:table-cell>
          <table:table-cell table:formula="of:=[.G32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-[.C32]+[.D32]+5)/3" office:value-type="float" office:value="1.47437641723356" calcext:value-type="float">
            <text:p>1.47437641723356</text:p>
          </table:table-cell>
          <table:table-cell table:formula="of:=(-4*[.B32]+3*[.D32]+20)/7" office:value-type="float" office:value="3.0530612244898" calcext:value-type="float">
            <text:p>3.0530612244898</text:p>
          </table:table-cell>
          <table:table-cell table:formula="of:=(-2*[.B32]+2*[.C32]+10)/5" office:value-type="float" office:value="2.62312925170068" calcext:value-type="float">
            <text:p>2.62312925170068</text:p>
          </table:table-cell>
          <table:table-cell table:formula="of:=ABS([.B33]-[.B32])" office:value-type="float" office:value="0.0970521541950111" calcext:value-type="float">
            <text:p>0.0970521541950111</text:p>
          </table:table-cell>
          <table:table-cell table:formula="of:=ABS([.C33]-[.C32])" office:value-type="float" office:value="0.0761904761904759" calcext:value-type="float">
            <text:p>0.0761904761904759</text:p>
          </table:table-cell>
          <table:table-cell table:formula="of:=ABS([.D33]-[.D32])" office:value-type="float" office:value="0.0707482993197277" calcext:value-type="float">
            <text:p>0.0707482993197277</text:p>
          </table:table-cell>
          <table:table-cell table:formula="of:=[.E33]&lt;=[.$K$29]" office:value-type="boolean" office:boolean-value="false" calcext:value-type="boolean">
            <text:p>FALSE</text:p>
          </table:table-cell>
          <table:table-cell table:formula="of:=[.F33]&lt;=[.$K$29]" office:value-type="boolean" office:boolean-value="false" calcext:value-type="boolean">
            <text:p>FALSE</text:p>
          </table:table-cell>
          <table:table-cell table:formula="of:=[.G33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-[.C33]+[.D33]+5)/3" office:value-type="float" office:value="1.52335600907029" calcext:value-type="float">
            <text:p>1.52335600907029</text:p>
          </table:table-cell>
          <table:table-cell table:formula="of:=(-4*[.B33]+3*[.D33]+20)/7" office:value-type="float" office:value="3.13884029802397" calcext:value-type="float">
            <text:p>3.13884029802397</text:p>
          </table:table-cell>
          <table:table-cell table:formula="of:=(-2*[.B33]+2*[.C33]+10)/5" office:value-type="float" office:value="2.63147392290249" calcext:value-type="float">
            <text:p>2.63147392290249</text:p>
          </table:table-cell>
          <table:table-cell table:formula="of:=ABS([.B34]-[.B33])" office:value-type="float" office:value="0.0489795918367344" calcext:value-type="float">
            <text:p>0.0489795918367344</text:p>
          </table:table-cell>
          <table:table-cell table:formula="of:=ABS([.C34]-[.C33])" office:value-type="float" office:value="0.0857790735341752" calcext:value-type="float">
            <text:p>0.0857790735341752</text:p>
          </table:table-cell>
          <table:table-cell table:formula="of:=ABS([.D34]-[.D33])" office:value-type="float" office:value="0.00834467120181426" calcext:value-type="float">
            <text:p>0.00834467120181426</text:p>
          </table:table-cell>
          <table:table-cell table:formula="of:=[.E34]&lt;=[.$K$29]" office:value-type="boolean" office:boolean-value="false" calcext:value-type="boolean">
            <text:p>FALSE</text:p>
          </table:table-cell>
          <table:table-cell table:formula="of:=[.F34]&lt;=[.$K$29]" office:value-type="boolean" office:boolean-value="false" calcext:value-type="boolean">
            <text:p>FALSE</text:p>
          </table:table-cell>
          <table:table-cell table:formula="of:=[.G34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-[.C34]+[.D34]+5)/3" office:value-type="float" office:value="1.49754454162617" calcext:value-type="float">
            <text:p>1.49754454162617</text:p>
          </table:table-cell>
          <table:table-cell table:formula="of:=(-4*[.B34]+3*[.D34]+20)/7" office:value-type="float" office:value="3.11442824748947" calcext:value-type="float">
            <text:p>3.11442824748947</text:p>
          </table:table-cell>
          <table:table-cell table:formula="of:=(-2*[.B34]+2*[.C34]+10)/5" office:value-type="float" office:value="2.64619371558147" calcext:value-type="float">
            <text:p>2.64619371558147</text:p>
          </table:table-cell>
          <table:table-cell table:formula="of:=ABS([.B35]-[.B34])" office:value-type="float" office:value="0.0258114674441201" calcext:value-type="float">
            <text:p>0.0258114674441201</text:p>
          </table:table-cell>
          <table:table-cell table:formula="of:=ABS([.C35]-[.C34])" office:value-type="float" office:value="0.0244120505344996" calcext:value-type="float">
            <text:p>0.0244120505344996</text:p>
          </table:table-cell>
          <table:table-cell table:formula="of:=ABS([.D35]-[.D34])" office:value-type="float" office:value="0.0147197926789762" calcext:value-type="float">
            <text:p>0.0147197926789762</text:p>
          </table:table-cell>
          <table:table-cell table:formula="of:=[.E35]&lt;=[.$K$29]" office:value-type="boolean" office:boolean-value="false" calcext:value-type="boolean">
            <text:p>FALSE</text:p>
          </table:table-cell>
          <table:table-cell table:formula="of:=[.F35]&lt;=[.$K$29]" office:value-type="boolean" office:boolean-value="false" calcext:value-type="boolean">
            <text:p>FALSE</text:p>
          </table:table-cell>
          <table:table-cell table:formula="of:=[.G35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-[.C35]+[.D35]+5)/3" office:value-type="float" office:value="1.510588489364" calcext:value-type="float">
            <text:p>1.510588489364</text:p>
          </table:table-cell>
          <table:table-cell table:formula="of:=(-4*[.B35]+3*[.D35]+20)/7" office:value-type="float" office:value="3.13548614003424" calcext:value-type="float">
            <text:p>3.13548614003424</text:p>
          </table:table-cell>
          <table:table-cell table:formula="of:=(-2*[.B35]+2*[.C35]+10)/5" office:value-type="float" office:value="2.64675348234532" calcext:value-type="float">
            <text:p>2.64675348234532</text:p>
          </table:table-cell>
          <table:table-cell table:formula="of:=ABS([.B36]-[.B35])" office:value-type="float" office:value="0.013043947737825" calcext:value-type="float">
            <text:p>0.013043947737825</text:p>
          </table:table-cell>
          <table:table-cell table:formula="of:=ABS([.C36]-[.C35])" office:value-type="float" office:value="0.0210578925447731" calcext:value-type="float">
            <text:p>0.0210578925447731</text:p>
          </table:table-cell>
          <table:table-cell table:formula="of:=ABS([.D36]-[.D35])" office:value-type="float" office:value="0.000559766763847946" calcext:value-type="float">
            <text:p>0.000559766763847946</text:p>
          </table:table-cell>
          <table:table-cell table:formula="of:=[.E36]&lt;=[.$K$29]" office:value-type="boolean" office:boolean-value="false" calcext:value-type="boolean">
            <text:p>FALSE</text:p>
          </table:table-cell>
          <table:table-cell table:formula="of:=[.F36]&lt;=[.$K$29]" office:value-type="boolean" office:boolean-value="false" calcext:value-type="boolean">
            <text:p>FALSE</text:p>
          </table:table-cell>
          <table:table-cell table:formula="of:=[.G36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-[.C36]+[.D36]+5)/3" office:value-type="float" office:value="1.50375578077036" calcext:value-type="float">
            <text:p>1.50375578077036</text:p>
          </table:table-cell>
          <table:table-cell table:formula="of:=(-4*[.B36]+3*[.D36]+20)/7" office:value-type="float" office:value="3.12827235565428" calcext:value-type="float">
            <text:p>3.12827235565428</text:p>
          </table:table-cell>
          <table:table-cell table:formula="of:=(-2*[.B36]+2*[.C36]+10)/5" office:value-type="float" office:value="2.6499590602681" calcext:value-type="float">
            <text:p>2.6499590602681</text:p>
          </table:table-cell>
          <table:table-cell table:formula="of:=ABS([.B37]-[.B36])" office:value-type="float" office:value="0.00683270859364171" calcext:value-type="float">
            <text:p>0.00683270859364171</text:p>
          </table:table-cell>
          <table:table-cell table:formula="of:=ABS([.C37]-[.C36])" office:value-type="float" office:value="0.00721378437996512" calcext:value-type="float">
            <text:p>0.00721378437996512</text:p>
          </table:table-cell>
          <table:table-cell table:formula="of:=ABS([.D37]-[.D36])" office:value-type="float" office:value="0.00320557792277931" calcext:value-type="float">
            <text:p>0.00320557792277931</text:p>
          </table:table-cell>
          <table:table-cell table:formula="of:=[.E37]&lt;=[.$K$29]" office:value-type="boolean" office:boolean-value="false" calcext:value-type="boolean">
            <text:p>FALSE</text:p>
          </table:table-cell>
          <table:table-cell table:formula="of:=[.F37]&lt;=[.$K$29]" office:value-type="boolean" office:boolean-value="false" calcext:value-type="boolean">
            <text:p>FALSE</text:p>
          </table:table-cell>
          <table:table-cell table:formula="of:=[.G37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-[.C37]+[.D37]+5)/3" office:value-type="float" office:value="1.50722890153794" calcext:value-type="float">
            <text:p>1.50722890153794</text:p>
          </table:table-cell>
          <table:table-cell table:formula="of:=(-4*[.B37]+3*[.D37]+20)/7" office:value-type="float" office:value="3.13355057967469" calcext:value-type="float">
            <text:p>3.13355057967469</text:p>
          </table:table-cell>
          <table:table-cell table:formula="of:=(-2*[.B37]+2*[.C37]+10)/5" office:value-type="float" office:value="2.64980662995357" calcext:value-type="float">
            <text:p>2.64980662995357</text:p>
          </table:table-cell>
          <table:table-cell table:formula="of:=ABS([.B38]-[.B37])" office:value-type="float" office:value="0.00347312076758177" calcext:value-type="float">
            <text:p>0.00347312076758177</text:p>
          </table:table-cell>
          <table:table-cell table:formula="of:=ABS([.C38]-[.C37])" office:value-type="float" office:value="0.00527822402041478" calcext:value-type="float">
            <text:p>0.00527822402041478</text:p>
          </table:table-cell>
          <table:table-cell table:formula="of:=ABS([.D38]-[.D37])" office:value-type="float" office:value="0.000152430314529273" calcext:value-type="float">
            <text:p>0.000152430314529273</text:p>
          </table:table-cell>
          <table:table-cell table:formula="of:=[.E38]&lt;=[.$K$29]" office:value-type="boolean" office:boolean-value="false" calcext:value-type="boolean">
            <text:p>FALSE</text:p>
          </table:table-cell>
          <table:table-cell table:formula="of:=[.F38]&lt;=[.$K$29]" office:value-type="boolean" office:boolean-value="false" calcext:value-type="boolean">
            <text:p>FALSE</text:p>
          </table:table-cell>
          <table:table-cell table:formula="of:=[.G38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-[.C38]+[.D38]+5)/3" office:value-type="float" office:value="1.50541868342629" calcext:value-type="float">
            <text:p>1.50541868342629</text:p>
          </table:table-cell>
          <table:table-cell table:formula="of:=(-4*[.B38]+3*[.D38]+20)/7" office:value-type="float" office:value="3.13150061195842" calcext:value-type="float">
            <text:p>3.13150061195842</text:p>
          </table:table-cell>
          <table:table-cell table:formula="of:=(-2*[.B38]+2*[.C38]+10)/5" office:value-type="float" office:value="2.6505286712547" calcext:value-type="float">
            <text:p>2.6505286712547</text:p>
          </table:table-cell>
          <table:table-cell table:formula="of:=ABS([.B39]-[.B38])" office:value-type="float" office:value="0.00181021811164817" calcext:value-type="float">
            <text:p>0.00181021811164817</text:p>
          </table:table-cell>
          <table:table-cell table:formula="of:=ABS([.C39]-[.C38])" office:value-type="float" office:value="0.0020499677162733" calcext:value-type="float">
            <text:p>0.0020499677162733</text:p>
          </table:table-cell>
          <table:table-cell table:formula="of:=ABS([.D39]-[.D38])" office:value-type="float" office:value="0.000722041301133292" calcext:value-type="float">
            <text:p>0.000722041301133292</text:p>
          </table:table-cell>
          <table:table-cell table:formula="of:=[.E39]&lt;=[.$K$29]" office:value-type="boolean" office:boolean-value="false" calcext:value-type="boolean">
            <text:p>FALSE</text:p>
          </table:table-cell>
          <table:table-cell table:formula="of:=[.F39]&lt;=[.$K$29]" office:value-type="boolean" office:boolean-value="false" calcext:value-type="boolean">
            <text:p>FALSE</text:p>
          </table:table-cell>
          <table:table-cell table:formula="of:=[.G39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-[.C39]+[.D39]+5)/3" office:value-type="float" office:value="1.50634268643209" calcext:value-type="float">
            <text:p>1.50634268643209</text:p>
          </table:table-cell>
          <table:table-cell table:formula="of:=(-4*[.B39]+3*[.D39]+20)/7" office:value-type="float" office:value="3.13284446857985" calcext:value-type="float">
            <text:p>3.13284446857985</text:p>
          </table:table-cell>
          <table:table-cell table:formula="of:=(-2*[.B39]+2*[.C39]+10)/5" office:value-type="float" office:value="2.65043277141285" calcext:value-type="float">
            <text:p>2.65043277141285</text:p>
          </table:table-cell>
          <table:table-cell table:formula="of:=ABS([.B40]-[.B39])" office:value-type="float" office:value="0.000924003005801977" calcext:value-type="float">
            <text:p>0.000924003005801977</text:p>
          </table:table-cell>
          <table:table-cell table:formula="of:=ABS([.C40]-[.C39])" office:value-type="float" office:value="0.001343856621427" calcext:value-type="float">
            <text:p>0.001343856621427</text:p>
          </table:table-cell>
          <table:table-cell table:formula="of:=ABS([.D40]-[.D39])" office:value-type="float" office:value="0.0000958998418503221" calcext:value-type="float">
            <text:p>9.58998418503221E-05</text:p>
          </table:table-cell>
          <table:table-cell table:formula="of:=[.E40]&lt;=[.$K$29]" office:value-type="boolean" office:boolean-value="false" calcext:value-type="boolean">
            <text:p>FALSE</text:p>
          </table:table-cell>
          <table:table-cell table:formula="of:=[.F40]&lt;=[.$K$29]" office:value-type="boolean" office:boolean-value="false" calcext:value-type="boolean">
            <text:p>FALSE</text:p>
          </table:table-cell>
          <table:table-cell table:formula="of:=[.G40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-[.C40]+[.D40]+5)/3" office:value-type="float" office:value="1.505862767611" calcext:value-type="float">
            <text:p>1.505862767611</text:p>
          </table:table-cell>
          <table:table-cell table:formula="of:=(-4*[.B40]+3*[.D40]+20)/7" office:value-type="float" office:value="3.13227536693003" calcext:value-type="float">
            <text:p>3.13227536693003</text:p>
          </table:table-cell>
          <table:table-cell table:formula="of:=(-2*[.B40]+2*[.C40]+10)/5" office:value-type="float" office:value="2.6506007128591" calcext:value-type="float">
            <text:p>2.6506007128591</text:p>
          </table:table-cell>
          <table:table-cell table:formula="of:=ABS([.B41]-[.B40])" office:value-type="float" office:value="0.00047991882109244" calcext:value-type="float">
            <text:p>0.00047991882109244</text:p>
          </table:table-cell>
          <table:table-cell table:formula="of:=ABS([.C41]-[.C40])" office:value-type="float" office:value="0.000569101649821935" calcext:value-type="float">
            <text:p>0.000569101649821935</text:p>
          </table:table-cell>
          <table:table-cell table:formula="of:=ABS([.D41]-[.D40])" office:value-type="float" office:value="0.000167941446250097" calcext:value-type="float">
            <text:p>0.000167941446250097</text:p>
          </table:table-cell>
          <table:table-cell table:formula="of:=[.E41]&lt;=[.$K$29]" office:value-type="boolean" office:boolean-value="false" calcext:value-type="boolean">
            <text:p>FALSE</text:p>
          </table:table-cell>
          <table:table-cell table:formula="of:=[.F41]&lt;=[.$K$29]" office:value-type="boolean" office:boolean-value="false" calcext:value-type="boolean">
            <text:p>FALSE</text:p>
          </table:table-cell>
          <table:table-cell table:formula="of:=[.G41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-[.C41]+[.D41]+5)/3" office:value-type="float" office:value="1.50610844864303" calcext:value-type="float">
            <text:p>1.50610844864303</text:p>
          </table:table-cell>
          <table:table-cell table:formula="of:=(-4*[.B41]+3*[.D41]+20)/7" office:value-type="float" office:value="3.1326215811619" calcext:value-type="float">
            <text:p>3.1326215811619</text:p>
          </table:table-cell>
          <table:table-cell table:formula="of:=(-2*[.B41]+2*[.C41]+10)/5" office:value-type="float" office:value="2.65056503972761" calcext:value-type="float">
            <text:p>2.65056503972761</text:p>
          </table:table-cell>
          <table:table-cell table:formula="of:=ABS([.B42]-[.B41])" office:value-type="float" office:value="0.000245681032024159" calcext:value-type="float">
            <text:p>0.000245681032024159</text:p>
          </table:table-cell>
          <table:table-cell table:formula="of:=ABS([.C42]-[.C41])" office:value-type="float" office:value="0.000346214231873976" calcext:value-type="float">
            <text:p>0.000346214231873976</text:p>
          </table:table-cell>
          <table:table-cell table:formula="of:=ABS([.D42]-[.D41])" office:value-type="float" office:value="0.0000356731314918868" calcext:value-type="float">
            <text:p>3.56731314918868E-05</text:p>
          </table:table-cell>
          <table:table-cell table:formula="of:=[.E42]&lt;=[.$K$29]" office:value-type="boolean" office:boolean-value="false" calcext:value-type="boolean">
            <text:p>FALSE</text:p>
          </table:table-cell>
          <table:table-cell table:formula="of:=[.F42]&lt;=[.$K$29]" office:value-type="boolean" office:boolean-value="false" calcext:value-type="boolean">
            <text:p>FALSE</text:p>
          </table:table-cell>
          <table:table-cell table:formula="of:=[.G42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-[.C42]+[.D42]+5)/3" office:value-type="float" office:value="1.50598115285524" calcext:value-type="float">
            <text:p>1.50598115285524</text:p>
          </table:table-cell>
          <table:table-cell table:formula="of:=(-4*[.B42]+3*[.D42]+20)/7" office:value-type="float" office:value="3.13246590351582" calcext:value-type="float">
            <text:p>3.13246590351582</text:p>
          </table:table-cell>
          <table:table-cell table:formula="of:=(-2*[.B42]+2*[.C42]+10)/5" office:value-type="float" office:value="2.65060525300755" calcext:value-type="float">
            <text:p>2.65060525300755</text:p>
          </table:table-cell>
          <table:table-cell table:formula="of:=ABS([.B43]-[.B42])" office:value-type="float" office:value="0.000127295787788695" calcext:value-type="float">
            <text:p>0.000127295787788695</text:p>
          </table:table-cell>
          <table:table-cell table:formula="of:=ABS([.C43]-[.C42])" office:value-type="float" office:value="0.00015567764608182" calcext:value-type="float">
            <text:p>0.00015567764608182</text:p>
          </table:table-cell>
          <table:table-cell table:formula="of:=ABS([.D43]-[.D42])" office:value-type="float" office:value="0.0000402132799401933" calcext:value-type="float">
            <text:p>4.02132799401933E-05</text:p>
          </table:table-cell>
          <table:table-cell table:formula="of:=[.E43]&lt;=[.$K$29]" office:value-type="boolean" office:boolean-value="false" calcext:value-type="boolean">
            <text:p>FALSE</text:p>
          </table:table-cell>
          <table:table-cell table:formula="of:=[.F43]&lt;=[.$K$29]" office:value-type="boolean" office:boolean-value="false" calcext:value-type="boolean">
            <text:p>FALSE</text:p>
          </table:table-cell>
          <table:table-cell table:formula="of:=[.G43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-[.C43]+[.D43]+5)/3" office:value-type="float" office:value="1.50604644983058" calcext:value-type="float">
            <text:p>1.50604644983058</text:p>
          </table:table-cell>
          <table:table-cell table:formula="of:=(-4*[.B43]+3*[.D43]+20)/7" office:value-type="float" office:value="3.13255587822881" calcext:value-type="float">
            <text:p>3.13255587822881</text:p>
          </table:table-cell>
          <table:table-cell table:formula="of:=(-2*[.B43]+2*[.C43]+10)/5" office:value-type="float" office:value="2.65059390026423" calcext:value-type="float">
            <text:p>2.65059390026423</text:p>
          </table:table-cell>
          <table:table-cell table:formula="of:=ABS([.B44]-[.B43])" office:value-type="float" office:value="0.000065296975340523" calcext:value-type="float">
            <text:p>6.5296975340523E-05</text:p>
          </table:table-cell>
          <table:table-cell table:formula="of:=ABS([.C44]-[.C43])" office:value-type="float" office:value="0.0000899747129965434" calcext:value-type="float">
            <text:p>8.99747129965434E-05</text:p>
          </table:table-cell>
          <table:table-cell table:formula="of:=ABS([.D44]-[.D43])" office:value-type="float" office:value="0.0000113527433174276" calcext:value-type="float">
            <text:p>1.13527433174276E-05</text:p>
          </table:table-cell>
          <table:table-cell table:formula="of:=[.E44]&lt;=[.$K$29]" office:value-type="boolean" office:boolean-value="false" calcext:value-type="boolean">
            <text:p>FALSE</text:p>
          </table:table-cell>
          <table:table-cell table:formula="of:=[.F44]&lt;=[.$K$29]" office:value-type="boolean" office:boolean-value="false" calcext:value-type="boolean">
            <text:p>FALSE</text:p>
          </table:table-cell>
          <table:table-cell table:formula="of:=[.G44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-[.C44]+[.D44]+5)/3" office:value-type="float" office:value="1.50601267401181" calcext:value-type="float">
            <text:p>1.50601267401181</text:p>
          </table:table-cell>
          <table:table-cell table:formula="of:=(-4*[.B44]+3*[.D44]+20)/7" office:value-type="float" office:value="3.13251370021006" calcext:value-type="float">
            <text:p>3.13251370021006</text:p>
          </table:table-cell>
          <table:table-cell table:formula="of:=(-2*[.B44]+2*[.C44]+10)/5" office:value-type="float" office:value="2.6506037713593" calcext:value-type="float">
            <text:p>2.6506037713593</text:p>
          </table:table-cell>
          <table:table-cell table:formula="of:=ABS([.B45]-[.B44])" office:value-type="float" office:value="0.0000337758187711756" calcext:value-type="float">
            <text:p>3.37758187711756E-05</text:p>
          </table:table-cell>
          <table:table-cell table:formula="of:=ABS([.C45]-[.C44])" office:value-type="float" office:value="0.0000421780187593868" calcext:value-type="float">
            <text:p>4.21780187593868E-05</text:p>
          </table:table-cell>
          <table:table-cell table:formula="of:=ABS([.D45]-[.D44])" office:value-type="float" office:value="0.00000987109506267458" calcext:value-type="float">
            <text:p>9.87109506267458E-06</text:p>
          </table:table-cell>
          <table:table-cell table:formula="of:=[.E45]&lt;=[.$K$29]" office:value-type="boolean" office:boolean-value="false" calcext:value-type="boolean">
            <text:p>FALSE</text:p>
          </table:table-cell>
          <table:table-cell table:formula="of:=[.F45]&lt;=[.$K$29]" office:value-type="boolean" office:boolean-value="false" calcext:value-type="boolean">
            <text:p>FALSE</text:p>
          </table:table-cell>
          <table:table-cell table:formula="of:=[.G45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-[.C45]+[.D45]+5)/3" office:value-type="float" office:value="1.50603002371641" calcext:value-type="float">
            <text:p>1.50603002371641</text:p>
          </table:table-cell>
          <table:table-cell table:formula="of:=(-4*[.B45]+3*[.D45]+20)/7" office:value-type="float" office:value="3.13253723114724" calcext:value-type="float">
            <text:p>3.13253723114724</text:p>
          </table:table-cell>
          <table:table-cell table:formula="of:=(-2*[.B45]+2*[.C45]+10)/5" office:value-type="float" office:value="2.6506004104793" calcext:value-type="float">
            <text:p>2.6506004104793</text:p>
          </table:table-cell>
          <table:table-cell table:formula="of:=ABS([.B46]-[.B45])" office:value-type="float" office:value="0.0000173497046076498" calcext:value-type="float">
            <text:p>1.73497046076498E-05</text:p>
          </table:table-cell>
          <table:table-cell table:formula="of:=ABS([.C46]-[.C45])" office:value-type="float" office:value="0.0000235309371823256" calcext:value-type="float">
            <text:p>2.35309371823256E-05</text:p>
          </table:table-cell>
          <table:table-cell table:formula="of:=ABS([.D46]-[.D45])" office:value-type="float" office:value="0.00000336087999519563" calcext:value-type="float">
            <text:p>3.36087999519563E-06</text:p>
          </table:table-cell>
          <table:table-cell table:formula="of:=[.E46]&lt;=[.$K$29]" office:value-type="boolean" office:boolean-value="false" calcext:value-type="boolean">
            <text:p>FALSE</text:p>
          </table:table-cell>
          <table:table-cell table:formula="of:=[.F46]&lt;=[.$K$29]" office:value-type="boolean" office:boolean-value="false" calcext:value-type="boolean">
            <text:p>FALSE</text:p>
          </table:table-cell>
          <table:table-cell table:formula="of:=[.G46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-[.C46]+[.D46]+5)/3" office:value-type="float" office:value="1.50602105977735" calcext:value-type="float">
            <text:p>1.50602105977735</text:p>
          </table:table-cell>
          <table:table-cell table:formula="of:=(-4*[.B46]+3*[.D46]+20)/7" office:value-type="float" office:value="3.13252587665318" calcext:value-type="float">
            <text:p>3.13252587665318</text:p>
          </table:table-cell>
          <table:table-cell table:formula="of:=(-2*[.B46]+2*[.C46]+10)/5" office:value-type="float" office:value="2.65060288297233" calcext:value-type="float">
            <text:p>2.65060288297233</text:p>
          </table:table-cell>
          <table:table-cell table:formula="of:=ABS([.B47]-[.B46])" office:value-type="float" office:value="0.00000896393905946979" calcext:value-type="float">
            <text:p>8.96393905946979E-06</text:p>
          </table:table-cell>
          <table:table-cell table:formula="of:=ABS([.C47]-[.C46])" office:value-type="float" office:value="0.0000113544940596455" calcext:value-type="float">
            <text:p>1.13544940596455E-05</text:p>
          </table:table-cell>
          <table:table-cell table:formula="of:=ABS([.D47]-[.D46])" office:value-type="float" office:value="0.00000247249302987029" calcext:value-type="float">
            <text:p>2.47249302987029E-06</text:p>
          </table:table-cell>
          <table:table-cell table:formula="of:=[.E47]&lt;=[.$K$29]" office:value-type="boolean" office:boolean-value="false" calcext:value-type="boolean">
            <text:p>FALSE</text:p>
          </table:table-cell>
          <table:table-cell table:formula="of:=[.F47]&lt;=[.$K$29]" office:value-type="boolean" office:boolean-value="false" calcext:value-type="boolean">
            <text:p>FALSE</text:p>
          </table:table-cell>
          <table:table-cell table:formula="of:=[.G47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-[.C47]+[.D47]+5)/3" office:value-type="float" office:value="1.50602566877305" calcext:value-type="float">
            <text:p>1.50602566877305</text:p>
          </table:table-cell>
          <table:table-cell table:formula="of:=(-4*[.B47]+3*[.D47]+20)/7" office:value-type="float" office:value="3.13253205854394" calcext:value-type="float">
            <text:p>3.13253205854394</text:p>
          </table:table-cell>
          <table:table-cell table:formula="of:=(-2*[.B47]+2*[.C47]+10)/5" office:value-type="float" office:value="2.65060192675033" calcext:value-type="float">
            <text:p>2.65060192675033</text:p>
          </table:table-cell>
          <table:table-cell table:formula="of:=ABS([.B48]-[.B47])" office:value-type="float" office:value="0.00000460899569643125" calcext:value-type="float">
            <text:p>4.60899569643125E-06</text:p>
          </table:table-cell>
          <table:table-cell table:formula="of:=ABS([.C48]-[.C47])" office:value-type="float" office:value="0.00000618189076107001" calcext:value-type="float">
            <text:p>6.18189076107001E-06</text:p>
          </table:table-cell>
          <table:table-cell table:formula="of:=ABS([.D48]-[.D47])" office:value-type="float" office:value="0.00000095622200024792" calcext:value-type="float">
            <text:p>9.56222000247919E-07</text:p>
          </table:table-cell>
          <table:table-cell table:formula="of:=[.E48]&lt;=[.$K$29]" office:value-type="boolean" office:boolean-value="false" calcext:value-type="boolean">
            <text:p>FALSE</text:p>
          </table:table-cell>
          <table:table-cell table:formula="of:=[.F48]&lt;=[.$K$29]" office:value-type="boolean" office:boolean-value="false" calcext:value-type="boolean">
            <text:p>FALSE</text:p>
          </table:table-cell>
          <table:table-cell table:formula="of:=[.G48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-[.C48]+[.D48]+5)/3" office:value-type="float" office:value="1.50602328940213" calcext:value-type="float">
            <text:p>1.50602328940213</text:p>
          </table:table-cell>
          <table:table-cell table:formula="of:=(-4*[.B48]+3*[.D48]+20)/7" office:value-type="float" office:value="3.13252901502268" calcext:value-type="float">
            <text:p>3.13252901502268</text:p>
          </table:table-cell>
          <table:table-cell table:formula="of:=(-2*[.B48]+2*[.C48]+10)/5" office:value-type="float" office:value="2.65060255590836" calcext:value-type="float">
            <text:p>2.65060255590836</text:p>
          </table:table-cell>
          <table:table-cell table:formula="of:=ABS([.B49]-[.B48])" office:value-type="float" office:value="0.00000237937092006923" calcext:value-type="float">
            <text:p>2.37937092006923E-06</text:p>
          </table:table-cell>
          <table:table-cell table:formula="of:=ABS([.C49]-[.C48])" office:value-type="float" office:value="0.00000304352125546359" calcext:value-type="float">
            <text:p>3.04352125546359E-06</text:p>
          </table:table-cell>
          <table:table-cell table:formula="of:=ABS([.D49]-[.D48])" office:value-type="float" office:value="0.00000062915802567787" calcext:value-type="float">
            <text:p>6.29158025677867E-07</text:p>
          </table:table-cell>
          <table:table-cell table:formula="of:=[.E49]&lt;=[.$K$29]" office:value-type="boolean" office:boolean-value="false" calcext:value-type="boolean">
            <text:p>FALSE</text:p>
          </table:table-cell>
          <table:table-cell table:formula="of:=[.F49]&lt;=[.$K$29]" office:value-type="boolean" office:boolean-value="false" calcext:value-type="boolean">
            <text:p>FALSE</text:p>
          </table:table-cell>
          <table:table-cell table:formula="of:=[.G49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-[.C49]+[.D49]+5)/3" office:value-type="float" office:value="1.50602451362856" calcext:value-type="float">
            <text:p>1.50602451362856</text:p>
          </table:table-cell>
          <table:table-cell table:formula="of:=(-4*[.B49]+3*[.D49]+20)/7" office:value-type="float" office:value="3.13253064430236" calcext:value-type="float">
            <text:p>3.13253064430236</text:p>
          </table:table-cell>
          <table:table-cell table:formula="of:=(-2*[.B49]+2*[.C49]+10)/5" office:value-type="float" office:value="2.65060229024822" calcext:value-type="float">
            <text:p>2.65060229024822</text:p>
          </table:table-cell>
          <table:table-cell table:formula="of:=ABS([.B50]-[.B49])" office:value-type="float" office:value="0.00000122422642689912" calcext:value-type="float">
            <text:p>1.22422642689912E-06</text:p>
          </table:table-cell>
          <table:table-cell table:formula="of:=ABS([.C50]-[.C49])" office:value-type="float" office:value="0.00000162927967961579" calcext:value-type="float">
            <text:p>1.62927967961579E-06</text:p>
          </table:table-cell>
          <table:table-cell table:formula="of:=ABS([.D50]-[.D49])" office:value-type="float" office:value="0.00000026566013389129" calcext:value-type="float">
            <text:p>2.65660133891288E-07</text:p>
          </table:table-cell>
          <table:table-cell table:formula="of:=[.E50]&lt;=[.$K$29]" office:value-type="boolean" office:boolean-value="false" calcext:value-type="boolean">
            <text:p>FALSE</text:p>
          </table:table-cell>
          <table:table-cell table:formula="of:=[.F50]&lt;=[.$K$29]" office:value-type="boolean" office:boolean-value="false" calcext:value-type="boolean">
            <text:p>FALSE</text:p>
          </table:table-cell>
          <table:table-cell table:formula="of:=[.G50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(-[.C50]+[.D50]+5)/3" office:value-type="float" office:value="1.50602388198195" calcext:value-type="float">
            <text:p>1.50602388198195</text:p>
          </table:table-cell>
          <table:table-cell table:style-name="ce1" table:formula="of:=(-4*[.B50]+3*[.D50]+20)/7" office:value-type="float" office:value="3.13252983089006" calcext:value-type="float">
            <text:p>3.13252983089006</text:p>
          </table:table-cell>
          <table:table-cell table:style-name="ce1" table:formula="of:=(-2*[.B50]+2*[.C50]+10)/5" office:value-type="float" office:value="2.65060245226952" calcext:value-type="float">
            <text:p>2.65060245226952</text:p>
          </table:table-cell>
          <table:table-cell table:style-name="ce1" table:formula="of:=ABS([.B51]-[.B50])" office:value-type="float" office:value="0.00000063164660479842" calcext:value-type="float">
            <text:p>6.31646604798419E-07</text:p>
          </table:table-cell>
          <table:table-cell table:style-name="ce1" table:formula="of:=ABS([.C51]-[.C50])" office:value-type="float" office:value="0.00000081341230151466" calcext:value-type="float">
            <text:p>8.1341230151466E-07</text:p>
          </table:table-cell>
          <table:table-cell table:style-name="ce1" table:formula="of:=ABS([.D51]-[.D50])" office:value-type="float" office:value="0.00000016202130082022" calcext:value-type="float">
            <text:p>1.62021300820214E-07</text:p>
          </table:table-cell>
          <table:table-cell table:style-name="ce4" table:formula="of:=[.E51]&lt;=[.$K$29]" office:value-type="boolean" office:boolean-value="true" calcext:value-type="boolean">
            <text:p>TRUE</text:p>
          </table:table-cell>
          <table:table-cell table:style-name="ce4" table:formula="of:=[.F51]&lt;=[.$K$29]" office:value-type="boolean" office:boolean-value="true" calcext:value-type="boolean">
            <text:p>TRUE</text:p>
          </table:table-cell>
          <table:table-cell table:style-name="ce4" table:formula="of:=[.G51]&lt;=[.$K$29]" office:value-type="boolean" office:boolean-value="true" calcext:value-type="boolean">
            <text:p>TRUE</text:p>
          </table:table-cell>
          <table:table-cell table:style-name="ce1"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-[.C51]+[.D51]+5)/3" office:value-type="float" office:value="1.50602420712649" calcext:value-type="float">
            <text:p>1.50602420712649</text:p>
          </table:table-cell>
          <table:table-cell table:formula="of:=(-4*[.B51]+3*[.D51]+20)/7" office:value-type="float" office:value="3.13253026126868" calcext:value-type="float">
            <text:p>3.13253026126868</text:p>
          </table:table-cell>
          <table:table-cell table:formula="of:=(-2*[.B51]+2*[.C51]+10)/5" office:value-type="float" office:value="2.65060237956324" calcext:value-type="float">
            <text:p>2.65060237956324</text:p>
          </table:table-cell>
          <table:table-cell table:formula="of:=ABS([.B52]-[.B51])" office:value-type="float" office:value="0.00000032514453418564" calcext:value-type="float">
            <text:p>3.2514453418564E-07</text:p>
          </table:table-cell>
          <table:table-cell table:formula="of:=ABS([.C52]-[.C51])" office:value-type="float" office:value="0.00000043037861763295" calcext:value-type="float">
            <text:p>4.30378617632954E-07</text:p>
          </table:table-cell>
          <table:table-cell table:formula="of:=ABS([.D52]-[.D51])" office:value-type="float" office:value="0.00000007270627877531" calcext:value-type="float">
            <text:p>7.27062787753141E-08</text:p>
          </table:table-cell>
          <table:table-cell table:formula="of:=[.E52]&lt;=[.$K$29]" office:value-type="boolean" office:boolean-value="true" calcext:value-type="boolean">
            <text:p>TRUE</text:p>
          </table:table-cell>
          <table:table-cell table:formula="of:=[.F52]&lt;=[.$K$29]" office:value-type="boolean" office:boolean-value="true" calcext:value-type="boolean">
            <text:p>TRUE</text:p>
          </table:table-cell>
          <table:table-cell table:formula="of:=[.G52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(-[.C52]+[.D52]+5)/3" office:value-type="float" office:value="1.50602403943152" calcext:value-type="float">
            <text:p>1.50602403943152</text:p>
          </table:table-cell>
          <table:table-cell table:formula="of:=(-4*[.B52]+3*[.D52]+20)/7" office:value-type="float" office:value="3.13253004431197" calcext:value-type="float">
            <text:p>3.13253004431197</text:p>
          </table:table-cell>
          <table:table-cell table:formula="of:=(-2*[.B52]+2*[.C52]+10)/5" office:value-type="float" office:value="2.65060242165688" calcext:value-type="float">
            <text:p>2.65060242165688</text:p>
          </table:table-cell>
          <table:table-cell table:formula="of:=ABS([.B53]-[.B52])" office:value-type="float" office:value="0.00000016769496546942" calcext:value-type="float">
            <text:p>1.67694965469423E-07</text:p>
          </table:table-cell>
          <table:table-cell table:formula="of:=ABS([.C53]-[.C52])" office:value-type="float" office:value="0.00000021695671037492" calcext:value-type="float">
            <text:p>2.16956710374916E-07</text:p>
          </table:table-cell>
          <table:table-cell table:formula="of:=ABS([.D53]-[.D52])" office:value-type="float" office:value="0.00000004209363346774" calcext:value-type="float">
            <text:p>4.20936334677435E-08</text:p>
          </table:table-cell>
          <table:table-cell table:formula="of:=[.E53]&lt;=[.$K$29]" office:value-type="boolean" office:boolean-value="true" calcext:value-type="boolean">
            <text:p>TRUE</text:p>
          </table:table-cell>
          <table:table-cell table:formula="of:=[.F53]&lt;=[.$K$29]" office:value-type="boolean" office:boolean-value="true" calcext:value-type="boolean">
            <text:p>TRUE</text:p>
          </table:table-cell>
          <table:table-cell table:formula="of:=[.G53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(-[.C53]+[.D53]+5)/3" office:value-type="float" office:value="1.50602412578164" calcext:value-type="float">
            <text:p>1.50602412578164</text:p>
          </table:table-cell>
          <table:table-cell table:formula="of:=(-4*[.B53]+3*[.D53]+20)/7" office:value-type="float" office:value="3.13253015817779" calcext:value-type="float">
            <text:p>3.13253015817779</text:p>
          </table:table-cell>
          <table:table-cell table:formula="of:=(-2*[.B53]+2*[.C53]+10)/5" office:value-type="float" office:value="2.65060240195218" calcext:value-type="float">
            <text:p>2.65060240195218</text:p>
          </table:table-cell>
          <table:table-cell table:formula="of:=ABS([.B54]-[.B53])" office:value-type="float" office:value="0.00000008635011461422" calcext:value-type="float">
            <text:p>8.63501146142198E-08</text:p>
          </table:table-cell>
          <table:table-cell table:formula="of:=ABS([.C54]-[.C53])" office:value-type="float" office:value="0.00000011386582343675" calcext:value-type="float">
            <text:p>1.13865823436754E-07</text:p>
          </table:table-cell>
          <table:table-cell table:formula="of:=ABS([.D54]-[.D53])" office:value-type="float" office:value="0.00000001970469787338" calcext:value-type="float">
            <text:p>1.97046978733795E-08</text:p>
          </table:table-cell>
          <table:table-cell table:formula="of:=[.E54]&lt;=[.$K$29]" office:value-type="boolean" office:boolean-value="true" calcext:value-type="boolean">
            <text:p>TRUE</text:p>
          </table:table-cell>
          <table:table-cell table:formula="of:=[.F54]&lt;=[.$K$29]" office:value-type="boolean" office:boolean-value="true" calcext:value-type="boolean">
            <text:p>TRUE</text:p>
          </table:table-cell>
          <table:table-cell table:formula="of:=[.G54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(-[.C54]+[.D54]+5)/3" office:value-type="float" office:value="1.50602408125813" calcext:value-type="float">
            <text:p>1.50602408125813</text:p>
          </table:table-cell>
          <table:table-cell table:formula="of:=(-4*[.B54]+3*[.D54]+20)/7" office:value-type="float" office:value="3.13253010039" calcext:value-type="float">
            <text:p>3.13253010039</text:p>
          </table:table-cell>
          <table:table-cell table:formula="of:=(-2*[.B54]+2*[.C54]+10)/5" office:value-type="float" office:value="2.65060241295846" calcext:value-type="float">
            <text:p>2.65060241295846</text:p>
          </table:table-cell>
          <table:table-cell table:formula="of:=ABS([.B55]-[.B54])" office:value-type="float" office:value="0.00000004452350688133" calcext:value-type="float">
            <text:p>4.45235068813332E-08</text:p>
          </table:table-cell>
          <table:table-cell table:formula="of:=ABS([.C55]-[.C54])" office:value-type="float" office:value="0.0000000577877932173" calcext:value-type="float">
            <text:p>5.7787793217301E-08</text:p>
          </table:table-cell>
          <table:table-cell table:formula="of:=ABS([.D55]-[.D54])" office:value-type="float" office:value="0.0000000110062834402" calcext:value-type="float">
            <text:p>1.10062834401958E-08</text:p>
          </table:table-cell>
          <table:table-cell table:formula="of:=[.E55]&lt;=[.$K$29]" office:value-type="boolean" office:boolean-value="true" calcext:value-type="boolean">
            <text:p>TRUE</text:p>
          </table:table-cell>
          <table:table-cell table:formula="of:=[.F55]&lt;=[.$K$29]" office:value-type="boolean" office:boolean-value="true" calcext:value-type="boolean">
            <text:p>TRUE</text:p>
          </table:table-cell>
          <table:table-cell table:formula="of:=[.G55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(-[.C55]+[.D55]+5)/3" office:value-type="float" office:value="1.50602410418949" calcext:value-type="float">
            <text:p>1.50602410418949</text:p>
          </table:table-cell>
          <table:table-cell table:formula="of:=(-4*[.B55]+3*[.D55]+20)/7" office:value-type="float" office:value="3.13253013054898" calcext:value-type="float">
            <text:p>3.13253013054898</text:p>
          </table:table-cell>
          <table:table-cell table:formula="of:=(-2*[.B55]+2*[.C55]+10)/5" office:value-type="float" office:value="2.65060240765275" calcext:value-type="float">
            <text:p>2.65060240765275</text:p>
          </table:table-cell>
          <table:table-cell table:formula="of:=ABS([.B56]-[.B55])" office:value-type="float" office:value="0.00000002293135903386" calcext:value-type="float">
            <text:p>2.2931359033862E-08</text:p>
          </table:table-cell>
          <table:table-cell table:formula="of:=ABS([.C56]-[.C55])" office:value-type="float" office:value="0.00000003015898242253" calcext:value-type="float">
            <text:p>3.01589824225346E-08</text:p>
          </table:table-cell>
          <table:table-cell table:formula="of:=ABS([.D56]-[.D55])" office:value-type="float" office:value="0.00000000530571453439" calcext:value-type="float">
            <text:p>5.30571453438711E-09</text:p>
          </table:table-cell>
          <table:table-cell table:formula="of:=[.E56]&lt;=[.$K$29]" office:value-type="boolean" office:boolean-value="true" calcext:value-type="boolean">
            <text:p>TRUE</text:p>
          </table:table-cell>
          <table:table-cell table:formula="of:=[.F56]&lt;=[.$K$29]" office:value-type="boolean" office:boolean-value="true" calcext:value-type="boolean">
            <text:p>TRUE</text:p>
          </table:table-cell>
          <table:table-cell table:formula="of:=[.G56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(-[.C56]+[.D56]+5)/3" office:value-type="float" office:value="1.50602409236792" calcext:value-type="float">
            <text:p>1.50602409236792</text:p>
          </table:table-cell>
          <table:table-cell table:formula="of:=(-4*[.B56]+3*[.D56]+20)/7" office:value-type="float" office:value="3.13253011517147" calcext:value-type="float">
            <text:p>3.13253011517147</text:p>
          </table:table-cell>
          <table:table-cell table:formula="of:=(-2*[.B56]+2*[.C56]+10)/5" office:value-type="float" office:value="2.6506024105438" calcext:value-type="float">
            <text:p>2.6506024105438</text:p>
          </table:table-cell>
          <table:table-cell table:formula="of:=ABS([.B57]-[.B56])" office:value-type="float" office:value="0.00000001182156594837" calcext:value-type="float">
            <text:p>1.18215659483667E-08</text:p>
          </table:table-cell>
          <table:table-cell table:formula="of:=ABS([.C57]-[.C56])" office:value-type="float" office:value="0.00000001537751170844" calcext:value-type="float">
            <text:p>1.53775117084365E-08</text:p>
          </table:table-cell>
          <table:table-cell table:formula="of:=ABS([.D57]-[.D56])" office:value-type="float" office:value="0.00000000289104962192" calcext:value-type="float">
            <text:p>2.89104962192255E-09</text:p>
          </table:table-cell>
          <table:table-cell table:formula="of:=[.E57]&lt;=[.$K$29]" office:value-type="boolean" office:boolean-value="true" calcext:value-type="boolean">
            <text:p>TRUE</text:p>
          </table:table-cell>
          <table:table-cell table:formula="of:=[.F57]&lt;=[.$K$29]" office:value-type="boolean" office:boolean-value="true" calcext:value-type="boolean">
            <text:p>TRUE</text:p>
          </table:table-cell>
          <table:table-cell table:formula="of:=[.G57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-[.C57]+[.D57]+5)/3" office:value-type="float" office:value="1.50602409845744" calcext:value-type="float">
            <text:p>1.50602409845744</text:p>
          </table:table-cell>
          <table:table-cell table:formula="of:=(-4*[.B57]+3*[.D57]+20)/7" office:value-type="float" office:value="3.13253012316567" calcext:value-type="float">
            <text:p>3.13253012316567</text:p>
          </table:table-cell>
          <table:table-cell table:formula="of:=(-2*[.B57]+2*[.C57]+10)/5" office:value-type="float" office:value="2.65060240912142" calcext:value-type="float">
            <text:p>2.65060240912142</text:p>
          </table:table-cell>
          <table:table-cell table:formula="of:=ABS([.B58]-[.B57])" office:value-type="float" office:value="0.00000000608952044345" calcext:value-type="float">
            <text:p>6.08952044345301E-09</text:p>
          </table:table-cell>
          <table:table-cell table:formula="of:=ABS([.C58]-[.C57])" office:value-type="float" office:value="0.00000000799420218911" calcext:value-type="float">
            <text:p>7.99420218910996E-09</text:p>
          </table:table-cell>
          <table:table-cell table:formula="of:=ABS([.D58]-[.D57])" office:value-type="float" office:value="0.00000000142237821521" calcext:value-type="float">
            <text:p>1.42237821521007E-09</text:p>
          </table:table-cell>
          <table:table-cell table:formula="of:=[.E58]&lt;=[.$K$29]" office:value-type="boolean" office:boolean-value="true" calcext:value-type="boolean">
            <text:p>TRUE</text:p>
          </table:table-cell>
          <table:table-cell table:formula="of:=[.F58]&lt;=[.$K$29]" office:value-type="boolean" office:boolean-value="true" calcext:value-type="boolean">
            <text:p>TRUE</text:p>
          </table:table-cell>
          <table:table-cell table:formula="of:=[.G58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oal Nomer 4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iterasi</text:p>
          </table:table-cell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i2</text:p>
          </table:table-cell>
          <table:table-cell table:style-name="ce1" office:value-type="string" calcext:value-type="string">
            <text:p>i3</text:p>
          </table:table-cell>
          <table:table-cell table:style-name="ce1" office:value-type="string" calcext:value-type="string">
            <text:p>del i1</text:p>
          </table:table-cell>
          <table:table-cell table:style-name="ce1" office:value-type="string" calcext:value-type="string">
            <text:p>del i2</text:p>
          </table:table-cell>
          <table:table-cell table:style-name="ce1" office:value-type="string" calcext:value-type="string">
            <text:p>del i3</text:p>
          </table:table-cell>
          <table:table-cell table:number-columns-repeated="3" table:style-name="ce1" office:value-type="string" calcext:value-type="string">
            <text:p>stop?</text:p>
          </table:table-cell>
          <table:table-cell table:style-name="ce1" office:value-type="string" calcext:value-type="string">
            <text:p>epsilo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office:value-type="float" office:value="0.000001" calcext:value-type="float">
            <text:p>0.0000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64]+[.D64]" office:value-type="float" office:value="0" calcext:value-type="float">
            <text:p>0</text:p>
          </table:table-cell>
          <table:table-cell table:formula="of:=(-6*[.B65]+12)/8" office:value-type="float" office:value="1.5" calcext:value-type="float">
            <text:p>1.5</text:p>
          </table:table-cell>
          <table:table-cell table:formula="of:=(-6*[.C65]+8)/9" office:value-type="float" office:value="-0.111111111111111" calcext:value-type="float">
            <text:p>-0.111111111111111</text:p>
          </table:table-cell>
          <table:table-cell table:formula="of:=ABS([.B65]-[.B64])" office:value-type="float" office:value="0" calcext:value-type="float">
            <text:p>0</text:p>
          </table:table-cell>
          <table:table-cell table:formula="of:=ABS([.C65]-[.C64])" office:value-type="float" office:value="1.5" calcext:value-type="float">
            <text:p>1.5</text:p>
          </table:table-cell>
          <table:table-cell table:formula="of:=ABS([.D65]-[.D64])" office:value-type="float" office:value="0.111111111111111" calcext:value-type="float">
            <text:p>0.111111111111111</text:p>
          </table:table-cell>
          <table:table-cell table:formula="of:=[.E65]&lt;=[.$K$29]" office:value-type="boolean" office:boolean-value="true" calcext:value-type="boolean">
            <text:p>TRUE</text:p>
          </table:table-cell>
          <table:table-cell table:formula="of:=[.F65]&lt;=[.$K$29]" office:value-type="boolean" office:boolean-value="false" calcext:value-type="boolean">
            <text:p>FALSE</text:p>
          </table:table-cell>
          <table:table-cell table:formula="of:=[.G65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5]+[.D65]" office:value-type="float" office:value="1.38888888888889" calcext:value-type="float">
            <text:p>1.38888888888889</text:p>
          </table:table-cell>
          <table:table-cell table:formula="of:=(-6*[.B66]+12)/8" office:value-type="float" office:value="0.458333333333334" calcext:value-type="float">
            <text:p>0.458333333333334</text:p>
          </table:table-cell>
          <table:table-cell table:formula="of:=(-6*[.C66]+8)/9" office:value-type="float" office:value="0.583333333333333" calcext:value-type="float">
            <text:p>0.583333333333333</text:p>
          </table:table-cell>
          <table:table-cell table:formula="of:=ABS([.B66]-[.B65])" office:value-type="float" office:value="1.38888888888889" calcext:value-type="float">
            <text:p>1.38888888888889</text:p>
          </table:table-cell>
          <table:table-cell table:formula="of:=ABS([.C66]-[.C65])" office:value-type="float" office:value="1.04166666666667" calcext:value-type="float">
            <text:p>1.04166666666667</text:p>
          </table:table-cell>
          <table:table-cell table:formula="of:=ABS([.D66]-[.D65])" office:value-type="float" office:value="0.694444444444444" calcext:value-type="float">
            <text:p>0.694444444444444</text:p>
          </table:table-cell>
          <table:table-cell table:formula="of:=[.E66]&lt;=[.$K$29]" office:value-type="boolean" office:boolean-value="false" calcext:value-type="boolean">
            <text:p>FALSE</text:p>
          </table:table-cell>
          <table:table-cell table:formula="of:=[.F66]&lt;=[.$K$29]" office:value-type="boolean" office:boolean-value="false" calcext:value-type="boolean">
            <text:p>FALSE</text:p>
          </table:table-cell>
          <table:table-cell table:formula="of:=[.G66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6]+[.D66]" office:value-type="float" office:value="1.04166666666667" calcext:value-type="float">
            <text:p>1.04166666666667</text:p>
          </table:table-cell>
          <table:table-cell table:formula="of:=(-6*[.B67]+12)/8" office:value-type="float" office:value="0.71875" calcext:value-type="float">
            <text:p>0.71875</text:p>
          </table:table-cell>
          <table:table-cell table:formula="of:=(-6*[.C67]+8)/9" office:value-type="float" office:value="0.409722222222222" calcext:value-type="float">
            <text:p>0.409722222222222</text:p>
          </table:table-cell>
          <table:table-cell table:formula="of:=ABS([.B67]-[.B66])" office:value-type="float" office:value="0.347222222222222" calcext:value-type="float">
            <text:p>0.347222222222222</text:p>
          </table:table-cell>
          <table:table-cell table:formula="of:=ABS([.C67]-[.C66])" office:value-type="float" office:value="0.260416666666667" calcext:value-type="float">
            <text:p>0.260416666666667</text:p>
          </table:table-cell>
          <table:table-cell table:formula="of:=ABS([.D67]-[.D66])" office:value-type="float" office:value="0.173611111111111" calcext:value-type="float">
            <text:p>0.173611111111111</text:p>
          </table:table-cell>
          <table:table-cell table:formula="of:=[.E67]&lt;=[.$K$29]" office:value-type="boolean" office:boolean-value="false" calcext:value-type="boolean">
            <text:p>FALSE</text:p>
          </table:table-cell>
          <table:table-cell table:formula="of:=[.F67]&lt;=[.$K$29]" office:value-type="boolean" office:boolean-value="false" calcext:value-type="boolean">
            <text:p>FALSE</text:p>
          </table:table-cell>
          <table:table-cell table:formula="of:=[.G67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7]+[.D67]" office:value-type="float" office:value="1.12847222222222" calcext:value-type="float">
            <text:p>1.12847222222222</text:p>
          </table:table-cell>
          <table:table-cell table:formula="of:=(-6*[.B68]+12)/8" office:value-type="float" office:value="0.653645833333333" calcext:value-type="float">
            <text:p>0.653645833333333</text:p>
          </table:table-cell>
          <table:table-cell table:formula="of:=(-6*[.C68]+8)/9" office:value-type="float" office:value="0.453125" calcext:value-type="float">
            <text:p>0.453125</text:p>
          </table:table-cell>
          <table:table-cell table:formula="of:=ABS([.B68]-[.B67])" office:value-type="float" office:value="0.0868055555555556" calcext:value-type="float">
            <text:p>0.0868055555555556</text:p>
          </table:table-cell>
          <table:table-cell table:formula="of:=ABS([.C68]-[.C67])" office:value-type="float" office:value="0.0651041666666667" calcext:value-type="float">
            <text:p>0.0651041666666667</text:p>
          </table:table-cell>
          <table:table-cell table:formula="of:=ABS([.D68]-[.D67])" office:value-type="float" office:value="0.0434027777777778" calcext:value-type="float">
            <text:p>0.0434027777777778</text:p>
          </table:table-cell>
          <table:table-cell table:formula="of:=[.E68]&lt;=[.$K$29]" office:value-type="boolean" office:boolean-value="false" calcext:value-type="boolean">
            <text:p>FALSE</text:p>
          </table:table-cell>
          <table:table-cell table:formula="of:=[.F68]&lt;=[.$K$29]" office:value-type="boolean" office:boolean-value="false" calcext:value-type="boolean">
            <text:p>FALSE</text:p>
          </table:table-cell>
          <table:table-cell table:formula="of:=[.G68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68]+[.D68]" office:value-type="float" office:value="1.10677083333333" calcext:value-type="float">
            <text:p>1.10677083333333</text:p>
          </table:table-cell>
          <table:table-cell table:formula="of:=(-6*[.B69]+12)/8" office:value-type="float" office:value="0.669921875" calcext:value-type="float">
            <text:p>0.669921875</text:p>
          </table:table-cell>
          <table:table-cell table:formula="of:=(-6*[.C69]+8)/9" office:value-type="float" office:value="0.442274305555556" calcext:value-type="float">
            <text:p>0.442274305555556</text:p>
          </table:table-cell>
          <table:table-cell table:formula="of:=ABS([.B69]-[.B68])" office:value-type="float" office:value="0.0217013888888891" calcext:value-type="float">
            <text:p>0.0217013888888891</text:p>
          </table:table-cell>
          <table:table-cell table:formula="of:=ABS([.C69]-[.C68])" office:value-type="float" office:value="0.0162760416666667" calcext:value-type="float">
            <text:p>0.0162760416666667</text:p>
          </table:table-cell>
          <table:table-cell table:formula="of:=ABS([.D69]-[.D68])" office:value-type="float" office:value="0.0108506944444444" calcext:value-type="float">
            <text:p>0.0108506944444444</text:p>
          </table:table-cell>
          <table:table-cell table:formula="of:=[.E69]&lt;=[.$K$29]" office:value-type="boolean" office:boolean-value="false" calcext:value-type="boolean">
            <text:p>FALSE</text:p>
          </table:table-cell>
          <table:table-cell table:formula="of:=[.F69]&lt;=[.$K$29]" office:value-type="boolean" office:boolean-value="false" calcext:value-type="boolean">
            <text:p>FALSE</text:p>
          </table:table-cell>
          <table:table-cell table:formula="of:=[.G69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69]+[.D69]" office:value-type="float" office:value="1.11219618055556" calcext:value-type="float">
            <text:p>1.11219618055556</text:p>
          </table:table-cell>
          <table:table-cell table:formula="of:=(-6*[.B70]+12)/8" office:value-type="float" office:value="0.665852864583333" calcext:value-type="float">
            <text:p>0.665852864583333</text:p>
          </table:table-cell>
          <table:table-cell table:formula="of:=(-6*[.C70]+8)/9" office:value-type="float" office:value="0.444986979166667" calcext:value-type="float">
            <text:p>0.444986979166667</text:p>
          </table:table-cell>
          <table:table-cell table:formula="of:=ABS([.B70]-[.B69])" office:value-type="float" office:value="0.00542534722222232" calcext:value-type="float">
            <text:p>0.00542534722222232</text:p>
          </table:table-cell>
          <table:table-cell table:formula="of:=ABS([.C70]-[.C69])" office:value-type="float" office:value="0.00406901041666674" calcext:value-type="float">
            <text:p>0.00406901041666674</text:p>
          </table:table-cell>
          <table:table-cell table:formula="of:=ABS([.D70]-[.D69])" office:value-type="float" office:value="0.0027126736111111" calcext:value-type="float">
            <text:p>0.0027126736111111</text:p>
          </table:table-cell>
          <table:table-cell table:formula="of:=[.E70]&lt;=[.$K$29]" office:value-type="boolean" office:boolean-value="false" calcext:value-type="boolean">
            <text:p>FALSE</text:p>
          </table:table-cell>
          <table:table-cell table:formula="of:=[.F70]&lt;=[.$K$29]" office:value-type="boolean" office:boolean-value="false" calcext:value-type="boolean">
            <text:p>FALSE</text:p>
          </table:table-cell>
          <table:table-cell table:formula="of:=[.G70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70]+[.D70]" office:value-type="float" office:value="1.11083984375" calcext:value-type="float">
            <text:p>1.11083984375</text:p>
          </table:table-cell>
          <table:table-cell table:formula="of:=(-6*[.B71]+12)/8" office:value-type="float" office:value="0.6668701171875" calcext:value-type="float">
            <text:p>0.6668701171875</text:p>
          </table:table-cell>
          <table:table-cell table:formula="of:=(-6*[.C71]+8)/9" office:value-type="float" office:value="0.444308810763889" calcext:value-type="float">
            <text:p>0.444308810763889</text:p>
          </table:table-cell>
          <table:table-cell table:formula="of:=ABS([.B71]-[.B70])" office:value-type="float" office:value="0.00135633680555558" calcext:value-type="float">
            <text:p>0.00135633680555558</text:p>
          </table:table-cell>
          <table:table-cell table:formula="of:=ABS([.C71]-[.C70])" office:value-type="float" office:value="0.00101725260416674" calcext:value-type="float">
            <text:p>0.00101725260416674</text:p>
          </table:table-cell>
          <table:table-cell table:formula="of:=ABS([.D71]-[.D70])" office:value-type="float" office:value="0.00067816840277779" calcext:value-type="float">
            <text:p>0.00067816840277779</text:p>
          </table:table-cell>
          <table:table-cell table:formula="of:=[.E71]&lt;=[.$K$29]" office:value-type="boolean" office:boolean-value="false" calcext:value-type="boolean">
            <text:p>FALSE</text:p>
          </table:table-cell>
          <table:table-cell table:formula="of:=[.F71]&lt;=[.$K$29]" office:value-type="boolean" office:boolean-value="false" calcext:value-type="boolean">
            <text:p>FALSE</text:p>
          </table:table-cell>
          <table:table-cell table:formula="of:=[.G71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71]+[.D71]" office:value-type="float" office:value="1.11117892795139" calcext:value-type="float">
            <text:p>1.11117892795139</text:p>
          </table:table-cell>
          <table:table-cell table:formula="of:=(-6*[.B72]+12)/8" office:value-type="float" office:value="0.666615804036458" calcext:value-type="float">
            <text:p>0.666615804036458</text:p>
          </table:table-cell>
          <table:table-cell table:formula="of:=(-6*[.C72]+8)/9" office:value-type="float" office:value="0.444478352864583" calcext:value-type="float">
            <text:p>0.444478352864583</text:p>
          </table:table-cell>
          <table:table-cell table:formula="of:=ABS([.B72]-[.B71])" office:value-type="float" office:value="0.00033908420138884" calcext:value-type="float">
            <text:p>0.00033908420138884</text:p>
          </table:table-cell>
          <table:table-cell table:formula="of:=ABS([.C72]-[.C71])" office:value-type="float" office:value="0.00025431315104163" calcext:value-type="float">
            <text:p>0.00025431315104163</text:p>
          </table:table-cell>
          <table:table-cell table:formula="of:=ABS([.D72]-[.D71])" office:value-type="float" office:value="0.00016954210069442" calcext:value-type="float">
            <text:p>0.00016954210069442</text:p>
          </table:table-cell>
          <table:table-cell table:formula="of:=[.E72]&lt;=[.$K$29]" office:value-type="boolean" office:boolean-value="false" calcext:value-type="boolean">
            <text:p>FALSE</text:p>
          </table:table-cell>
          <table:table-cell table:formula="of:=[.F72]&lt;=[.$K$29]" office:value-type="boolean" office:boolean-value="false" calcext:value-type="boolean">
            <text:p>FALSE</text:p>
          </table:table-cell>
          <table:table-cell table:formula="of:=[.G72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72]+[.D72]" office:value-type="float" office:value="1.11109415690104" calcext:value-type="float">
            <text:p>1.11109415690104</text:p>
          </table:table-cell>
          <table:table-cell table:formula="of:=(-6*[.B73]+12)/8" office:value-type="float" office:value="0.666679382324219" calcext:value-type="float">
            <text:p>0.666679382324219</text:p>
          </table:table-cell>
          <table:table-cell table:formula="of:=(-6*[.C73]+8)/9" office:value-type="float" office:value="0.44443596733941" calcext:value-type="float">
            <text:p>0.44443596733941</text:p>
          </table:table-cell>
          <table:table-cell table:formula="of:=ABS([.B73]-[.B72])" office:value-type="float" office:value="0.0000847710503470989" calcext:value-type="float">
            <text:p>8.47710503470989E-05</text:p>
          </table:table-cell>
          <table:table-cell table:formula="of:=ABS([.C73]-[.C72])" office:value-type="float" office:value="0.0000635782877603797" calcext:value-type="float">
            <text:p>6.35782877603797E-05</text:p>
          </table:table-cell>
          <table:table-cell table:formula="of:=ABS([.D73]-[.D72])" office:value-type="float" office:value="0.0000423855251736049" calcext:value-type="float">
            <text:p>4.23855251736049E-05</text:p>
          </table:table-cell>
          <table:table-cell table:formula="of:=[.E73]&lt;=[.$K$29]" office:value-type="boolean" office:boolean-value="false" calcext:value-type="boolean">
            <text:p>FALSE</text:p>
          </table:table-cell>
          <table:table-cell table:formula="of:=[.F73]&lt;=[.$K$29]" office:value-type="boolean" office:boolean-value="false" calcext:value-type="boolean">
            <text:p>FALSE</text:p>
          </table:table-cell>
          <table:table-cell table:formula="of:=[.G73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73]+[.D73]" office:value-type="float" office:value="1.11111534966363" calcext:value-type="float">
            <text:p>1.11111534966363</text:p>
          </table:table-cell>
          <table:table-cell table:formula="of:=(-6*[.B74]+12)/8" office:value-type="float" office:value="0.666663487752279" calcext:value-type="float">
            <text:p>0.666663487752279</text:p>
          </table:table-cell>
          <table:table-cell table:formula="of:=(-6*[.C74]+8)/9" office:value-type="float" office:value="0.444446563720703" calcext:value-type="float">
            <text:p>0.444446563720703</text:p>
          </table:table-cell>
          <table:table-cell table:formula="of:=ABS([.B74]-[.B73])" office:value-type="float" office:value="0.0000211927625868302" calcext:value-type="float">
            <text:p>2.11927625868302E-05</text:p>
          </table:table-cell>
          <table:table-cell table:formula="of:=ABS([.C74]-[.C73])" office:value-type="float" office:value="0.0000158945719401782" calcext:value-type="float">
            <text:p>1.58945719401782E-05</text:p>
          </table:table-cell>
          <table:table-cell table:formula="of:=ABS([.D74]-[.D73])" office:value-type="float" office:value="0.0000105963812934151" calcext:value-type="float">
            <text:p>1.05963812934151E-05</text:p>
          </table:table-cell>
          <table:table-cell table:formula="of:=[.E74]&lt;=[.$K$29]" office:value-type="boolean" office:boolean-value="false" calcext:value-type="boolean">
            <text:p>FALSE</text:p>
          </table:table-cell>
          <table:table-cell table:formula="of:=[.F74]&lt;=[.$K$29]" office:value-type="boolean" office:boolean-value="false" calcext:value-type="boolean">
            <text:p>FALSE</text:p>
          </table:table-cell>
          <table:table-cell table:formula="of:=[.G74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74]+[.D74]" office:value-type="float" office:value="1.11111005147298" calcext:value-type="float">
            <text:p>1.11111005147298</text:p>
          </table:table-cell>
          <table:table-cell table:formula="of:=(-6*[.B75]+12)/8" office:value-type="float" office:value="0.666667461395264" calcext:value-type="float">
            <text:p>0.666667461395264</text:p>
          </table:table-cell>
          <table:table-cell table:formula="of:=(-6*[.C75]+8)/9" office:value-type="float" office:value="0.44444391462538" calcext:value-type="float">
            <text:p>0.44444391462538</text:p>
          </table:table-cell>
          <table:table-cell table:formula="of:=ABS([.B75]-[.B74])" office:value-type="float" office:value="0.00000529819064687409" calcext:value-type="float">
            <text:p>5.29819064687409E-06</text:p>
          </table:table-cell>
          <table:table-cell table:formula="of:=ABS([.C75]-[.C74])" office:value-type="float" office:value="0.00000397364298510006" calcext:value-type="float">
            <text:p>3.97364298510006E-06</text:p>
          </table:table-cell>
          <table:table-cell table:formula="of:=ABS([.D75]-[.D74])" office:value-type="float" office:value="0.00000264909532332602" calcext:value-type="float">
            <text:p>2.64909532332602E-06</text:p>
          </table:table-cell>
          <table:table-cell table:formula="of:=[.E75]&lt;=[.$K$29]" office:value-type="boolean" office:boolean-value="false" calcext:value-type="boolean">
            <text:p>FALSE</text:p>
          </table:table-cell>
          <table:table-cell table:formula="of:=[.F75]&lt;=[.$K$29]" office:value-type="boolean" office:boolean-value="false" calcext:value-type="boolean">
            <text:p>FALSE</text:p>
          </table:table-cell>
          <table:table-cell table:formula="of:=[.G75]&lt;=[.$K$29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75]+[.D75]" office:value-type="float" office:value="1.11111137602064" calcext:value-type="float">
            <text:p>1.11111137602064</text:p>
          </table:table-cell>
          <table:table-cell table:formula="of:=(-6*[.B76]+12)/8" office:value-type="float" office:value="0.666666467984517" calcext:value-type="float">
            <text:p>0.666666467984517</text:p>
          </table:table-cell>
          <table:table-cell table:formula="of:=(-6*[.C76]+8)/9" office:value-type="float" office:value="0.444444576899211" calcext:value-type="float">
            <text:p>0.444444576899211</text:p>
          </table:table-cell>
          <table:table-cell table:formula="of:=ABS([.B76]-[.B75])" office:value-type="float" office:value="0.00000132454766177403" calcext:value-type="float">
            <text:p>1.32454766177403E-06</text:p>
          </table:table-cell>
          <table:table-cell table:formula="of:=ABS([.C76]-[.C75])" office:value-type="float" office:value="0.00000099341074633053" calcext:value-type="float">
            <text:p>9.93410746330525E-07</text:p>
          </table:table-cell>
          <table:table-cell table:formula="of:=ABS([.D76]-[.D75])" office:value-type="float" office:value="0.00000066227383083151" calcext:value-type="float">
            <text:p>6.62273830831506E-07</text:p>
          </table:table-cell>
          <table:table-cell table:formula="of:=[.E76]&lt;=[.$K$29]" office:value-type="boolean" office:boolean-value="false" calcext:value-type="boolean">
            <text:p>FALSE</text:p>
          </table:table-cell>
          <table:table-cell table:formula="of:=[.F76]&lt;=[.$K$29]" office:value-type="boolean" office:boolean-value="true" calcext:value-type="boolean">
            <text:p>TRUE</text:p>
          </table:table-cell>
          <table:table-cell table:formula="of:=[.G76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C76]+[.D76]" office:value-type="float" office:value="1.11111104488373" calcext:value-type="float">
            <text:p>1.11111104488373</text:p>
          </table:table-cell>
          <table:table-cell table:style-name="ce1" table:formula="of:=(-6*[.B77]+12)/8" office:value-type="float" office:value="0.666666716337204" calcext:value-type="float">
            <text:p>0.666666716337204</text:p>
          </table:table-cell>
          <table:table-cell table:style-name="ce1" table:formula="of:=(-6*[.C77]+8)/9" office:value-type="float" office:value="0.444444411330753" calcext:value-type="float">
            <text:p>0.444444411330753</text:p>
          </table:table-cell>
          <table:table-cell table:style-name="ce1" table:formula="of:=ABS([.B77]-[.B76])" office:value-type="float" office:value="0.00000033113691544351" calcext:value-type="float">
            <text:p>3.31136915443508E-07</text:p>
          </table:table-cell>
          <table:table-cell table:style-name="ce1" table:formula="of:=ABS([.C77]-[.C76])" office:value-type="float" office:value="0.00000024835268663814" calcext:value-type="float">
            <text:p>2.48352686638142E-07</text:p>
          </table:table-cell>
          <table:table-cell table:style-name="ce1" table:formula="of:=ABS([.D77]-[.D76])" office:value-type="float" office:value="0.00000016556845772176" calcext:value-type="float">
            <text:p>1.65568457721754E-07</text:p>
          </table:table-cell>
          <table:table-cell table:style-name="ce4" table:formula="of:=[.E77]&lt;=[.$K$29]" office:value-type="boolean" office:boolean-value="true" calcext:value-type="boolean">
            <text:p>TRUE</text:p>
          </table:table-cell>
          <table:table-cell table:style-name="ce4" table:formula="of:=[.F77]&lt;=[.$K$29]" office:value-type="boolean" office:boolean-value="true" calcext:value-type="boolean">
            <text:p>TRUE</text:p>
          </table:table-cell>
          <table:table-cell table:style-name="ce4" table:formula="of:=[.G77]&lt;=[.$K$29]" office:value-type="boolean" office:boolean-value="true" calcext:value-type="boolean">
            <text:p>TRUE</text:p>
          </table:table-cell>
          <table:table-cell table:style-name="ce1"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77]+[.D77]" office:value-type="float" office:value="1.11111112766796" calcext:value-type="float">
            <text:p>1.11111112766796</text:p>
          </table:table-cell>
          <table:table-cell table:formula="of:=(-6*[.B78]+12)/8" office:value-type="float" office:value="0.666666654249032" calcext:value-type="float">
            <text:p>0.666666654249032</text:p>
          </table:table-cell>
          <table:table-cell table:formula="of:=(-6*[.C78]+8)/9" office:value-type="float" office:value="0.444444452722867" calcext:value-type="float">
            <text:p>0.444444452722867</text:p>
          </table:table-cell>
          <table:table-cell table:formula="of:=ABS([.B78]-[.B77])" office:value-type="float" office:value="0.00000008278422880537" calcext:value-type="float">
            <text:p>8.2784228805366E-08</text:p>
          </table:table-cell>
          <table:table-cell table:formula="of:=ABS([.C78]-[.C77])" office:value-type="float" office:value="0.00000006208817160402" calcext:value-type="float">
            <text:p>6.20881716040245E-08</text:p>
          </table:table-cell>
          <table:table-cell table:formula="of:=ABS([.D78]-[.D77])" office:value-type="float" office:value="0.00000004139211440268" calcext:value-type="float">
            <text:p>4.1392114402683E-08</text:p>
          </table:table-cell>
          <table:table-cell table:formula="of:=[.E78]&lt;=[.$K$29]" office:value-type="boolean" office:boolean-value="true" calcext:value-type="boolean">
            <text:p>TRUE</text:p>
          </table:table-cell>
          <table:table-cell table:formula="of:=[.F78]&lt;=[.$K$29]" office:value-type="boolean" office:boolean-value="true" calcext:value-type="boolean">
            <text:p>TRUE</text:p>
          </table:table-cell>
          <table:table-cell table:formula="of:=[.G78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78]+[.D78]" office:value-type="float" office:value="1.1111111069719" calcext:value-type="float">
            <text:p>1.1111111069719</text:p>
          </table:table-cell>
          <table:table-cell table:formula="of:=(-6*[.B79]+12)/8" office:value-type="float" office:value="0.666666669771075" calcext:value-type="float">
            <text:p>0.666666669771075</text:p>
          </table:table-cell>
          <table:table-cell table:formula="of:=(-6*[.C79]+8)/9" office:value-type="float" office:value="0.444444442374839" calcext:value-type="float">
            <text:p>0.444444442374839</text:p>
          </table:table-cell>
          <table:table-cell table:formula="of:=ABS([.B79]-[.B78])" office:value-type="float" office:value="0.00000002069605709032" calcext:value-type="float">
            <text:p>2.06960570903192E-08</text:p>
          </table:table-cell>
          <table:table-cell table:formula="of:=ABS([.C79]-[.C78])" office:value-type="float" office:value="0.00000001552204287325" calcext:value-type="float">
            <text:p>1.55220428732505E-08</text:p>
          </table:table-cell>
          <table:table-cell table:formula="of:=ABS([.D79]-[.D78])" office:value-type="float" office:value="0.00000001034802860067" calcext:value-type="float">
            <text:p>1.03480286006707E-08</text:p>
          </table:table-cell>
          <table:table-cell table:formula="of:=[.E79]&lt;=[.$K$29]" office:value-type="boolean" office:boolean-value="true" calcext:value-type="boolean">
            <text:p>TRUE</text:p>
          </table:table-cell>
          <table:table-cell table:formula="of:=[.F79]&lt;=[.$K$29]" office:value-type="boolean" office:boolean-value="true" calcext:value-type="boolean">
            <text:p>TRUE</text:p>
          </table:table-cell>
          <table:table-cell table:formula="of:=[.G79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79]+[.D79]" office:value-type="float" office:value="1.11111111214591" calcext:value-type="float">
            <text:p>1.11111111214591</text:p>
          </table:table-cell>
          <table:table-cell table:formula="of:=(-6*[.B80]+12)/8" office:value-type="float" office:value="0.666666665890564" calcext:value-type="float">
            <text:p>0.666666665890564</text:p>
          </table:table-cell>
          <table:table-cell table:formula="of:=(-6*[.C80]+8)/9" office:value-type="float" office:value="0.444444444961846" calcext:value-type="float">
            <text:p>0.444444444961846</text:p>
          </table:table-cell>
          <table:table-cell table:formula="of:=ABS([.B80]-[.B79])" office:value-type="float" office:value="0.00000000517401432809" calcext:value-type="float">
            <text:p>5.17401432809095E-09</text:p>
          </table:table-cell>
          <table:table-cell table:formula="of:=ABS([.C80]-[.C79])" office:value-type="float" office:value="0.00000000388051080158" calcext:value-type="float">
            <text:p>3.88051080157936E-09</text:p>
          </table:table-cell>
          <table:table-cell table:formula="of:=ABS([.D80]-[.D79])" office:value-type="float" office:value="0.00000000258700716405" calcext:value-type="float">
            <text:p>2.58700716404547E-09</text:p>
          </table:table-cell>
          <table:table-cell table:formula="of:=[.E80]&lt;=[.$K$29]" office:value-type="boolean" office:boolean-value="true" calcext:value-type="boolean">
            <text:p>TRUE</text:p>
          </table:table-cell>
          <table:table-cell table:formula="of:=[.F80]&lt;=[.$K$29]" office:value-type="boolean" office:boolean-value="true" calcext:value-type="boolean">
            <text:p>TRUE</text:p>
          </table:table-cell>
          <table:table-cell table:formula="of:=[.G80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80]+[.D80]" office:value-type="float" office:value="1.11111111085241" calcext:value-type="float">
            <text:p>1.11111111085241</text:p>
          </table:table-cell>
          <table:table-cell table:formula="of:=(-6*[.B81]+12)/8" office:value-type="float" office:value="0.666666666860692" calcext:value-type="float">
            <text:p>0.666666666860692</text:p>
          </table:table-cell>
          <table:table-cell table:formula="of:=(-6*[.C81]+8)/9" office:value-type="float" office:value="0.444444444315094" calcext:value-type="float">
            <text:p>0.444444444315094</text:p>
          </table:table-cell>
          <table:table-cell table:formula="of:=ABS([.B81]-[.B80])" office:value-type="float" office:value="0.00000000129350374856" calcext:value-type="float">
            <text:p>1.29350374855619E-09</text:p>
          </table:table-cell>
          <table:table-cell table:formula="of:=ABS([.C81]-[.C80])" office:value-type="float" office:value="0.00000000097012775591" calcext:value-type="float">
            <text:p>9.70127755905992E-10</text:p>
          </table:table-cell>
          <table:table-cell table:formula="of:=ABS([.D81]-[.D80])" office:value-type="float" office:value="0.00000000064675176326" calcext:value-type="float">
            <text:p>6.46751763255793E-10</text:p>
          </table:table-cell>
          <table:table-cell table:formula="of:=[.E81]&lt;=[.$K$29]" office:value-type="boolean" office:boolean-value="true" calcext:value-type="boolean">
            <text:p>TRUE</text:p>
          </table:table-cell>
          <table:table-cell table:formula="of:=[.F81]&lt;=[.$K$29]" office:value-type="boolean" office:boolean-value="true" calcext:value-type="boolean">
            <text:p>TRUE</text:p>
          </table:table-cell>
          <table:table-cell table:formula="of:=[.G81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81]+[.D81]" office:value-type="float" office:value="1.11111111117579" calcext:value-type="float">
            <text:p>1.11111111117579</text:p>
          </table:table-cell>
          <table:table-cell table:formula="of:=(-6*[.B82]+12)/8" office:value-type="float" office:value="0.66666666661816" calcext:value-type="float">
            <text:p>0.66666666661816</text:p>
          </table:table-cell>
          <table:table-cell table:formula="of:=(-6*[.C82]+8)/9" office:value-type="float" office:value="0.444444444476782" calcext:value-type="float">
            <text:p>0.444444444476782</text:p>
          </table:table-cell>
          <table:table-cell table:formula="of:=ABS([.B82]-[.B81])" office:value-type="float" office:value="0.00000000032337599265" calcext:value-type="float">
            <text:p>3.23375992650199E-10</text:p>
          </table:table-cell>
          <table:table-cell table:formula="of:=ABS([.C82]-[.C81])" office:value-type="float" office:value="0.00000000024253199449" calcext:value-type="float">
            <text:p>2.42531994487649E-10</text:p>
          </table:table-cell>
          <table:table-cell table:formula="of:=ABS([.D82]-[.D81])" office:value-type="float" office:value="0.00000000016168794081" calcext:value-type="float">
            <text:p>1.61687940813948E-10</text:p>
          </table:table-cell>
          <table:table-cell table:formula="of:=[.E82]&lt;=[.$K$29]" office:value-type="boolean" office:boolean-value="true" calcext:value-type="boolean">
            <text:p>TRUE</text:p>
          </table:table-cell>
          <table:table-cell table:formula="of:=[.F82]&lt;=[.$K$29]" office:value-type="boolean" office:boolean-value="true" calcext:value-type="boolean">
            <text:p>TRUE</text:p>
          </table:table-cell>
          <table:table-cell table:formula="of:=[.G82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82]+[.D82]" office:value-type="float" office:value="1.11111111109494" calcext:value-type="float">
            <text:p>1.11111111109494</text:p>
          </table:table-cell>
          <table:table-cell table:formula="of:=(-6*[.B83]+12)/8" office:value-type="float" office:value="0.666666666678793" calcext:value-type="float">
            <text:p>0.666666666678793</text:p>
          </table:table-cell>
          <table:table-cell table:formula="of:=(-6*[.C83]+8)/9" office:value-type="float" office:value="0.44444444443636" calcext:value-type="float">
            <text:p>0.44444444443636</text:p>
          </table:table-cell>
          <table:table-cell table:formula="of:=ABS([.B83]-[.B82])" office:value-type="float" office:value="0.00000000008084399816" calcext:value-type="float">
            <text:p>8.08439981625497E-11</text:p>
          </table:table-cell>
          <table:table-cell table:formula="of:=ABS([.C83]-[.C82])" office:value-type="float" office:value="0.00000000006063305413" calcext:value-type="float">
            <text:p>6.06330541330635E-11</text:p>
          </table:table-cell>
          <table:table-cell table:formula="of:=ABS([.D83]-[.D82])" office:value-type="float" office:value="0.00000000004042199908" calcext:value-type="float">
            <text:p>4.04219990812749E-11</text:p>
          </table:table-cell>
          <table:table-cell table:formula="of:=[.E83]&lt;=[.$K$29]" office:value-type="boolean" office:boolean-value="true" calcext:value-type="boolean">
            <text:p>TRUE</text:p>
          </table:table-cell>
          <table:table-cell table:formula="of:=[.F83]&lt;=[.$K$29]" office:value-type="boolean" office:boolean-value="true" calcext:value-type="boolean">
            <text:p>TRUE</text:p>
          </table:table-cell>
          <table:table-cell table:formula="of:=[.G83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83]+[.D83]" office:value-type="float" office:value="1.11111111111515" calcext:value-type="float">
            <text:p>1.11111111111515</text:p>
          </table:table-cell>
          <table:table-cell table:formula="of:=(-6*[.B84]+12)/8" office:value-type="float" office:value="0.666666666663635" calcext:value-type="float">
            <text:p>0.666666666663635</text:p>
          </table:table-cell>
          <table:table-cell table:formula="of:=(-6*[.C84]+8)/9" office:value-type="float" office:value="0.444444444446466" calcext:value-type="float">
            <text:p>0.444444444446466</text:p>
          </table:table-cell>
          <table:table-cell table:formula="of:=ABS([.B84]-[.B83])" office:value-type="float" office:value="0.00000000002021094403" calcext:value-type="float">
            <text:p>2.02109440294862E-11</text:p>
          </table:table-cell>
          <table:table-cell table:formula="of:=ABS([.C84]-[.C83])" office:value-type="float" office:value="0.00000000001515820802" calcext:value-type="float">
            <text:p>1.51582080221147E-11</text:p>
          </table:table-cell>
          <table:table-cell table:formula="of:=ABS([.D84]-[.D83])" office:value-type="float" office:value="0.00000000001010547201" calcext:value-type="float">
            <text:p>1.01054720147431E-11</text:p>
          </table:table-cell>
          <table:table-cell table:formula="of:=[.E84]&lt;=[.$K$29]" office:value-type="boolean" office:boolean-value="true" calcext:value-type="boolean">
            <text:p>TRUE</text:p>
          </table:table-cell>
          <table:table-cell table:formula="of:=[.F84]&lt;=[.$K$29]" office:value-type="boolean" office:boolean-value="true" calcext:value-type="boolean">
            <text:p>TRUE</text:p>
          </table:table-cell>
          <table:table-cell table:formula="of:=[.G84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84]+[.D84]" office:value-type="float" office:value="1.1111111111101" calcext:value-type="float">
            <text:p>1.1111111111101</text:p>
          </table:table-cell>
          <table:table-cell table:formula="of:=(-6*[.B85]+12)/8" office:value-type="float" office:value="0.666666666667425" calcext:value-type="float">
            <text:p>0.666666666667425</text:p>
          </table:table-cell>
          <table:table-cell table:formula="of:=(-6*[.C85]+8)/9" office:value-type="float" office:value="0.444444444443939" calcext:value-type="float">
            <text:p>0.444444444443939</text:p>
          </table:table-cell>
          <table:table-cell table:formula="of:=ABS([.B85]-[.B84])" office:value-type="float" office:value="0.00000000000505262499" calcext:value-type="float">
            <text:p>5.05262498506909E-12</text:p>
          </table:table-cell>
          <table:table-cell table:formula="of:=ABS([.C85]-[.C84])" office:value-type="float" office:value="0.00000000000378952425" calcext:value-type="float">
            <text:p>3.78952424995305E-12</text:p>
          </table:table-cell>
          <table:table-cell table:formula="of:=ABS([.D85]-[.D84])" office:value-type="float" office:value="0.000000000002526368" calcext:value-type="float">
            <text:p>2.52636800368577E-12</text:p>
          </table:table-cell>
          <table:table-cell table:formula="of:=[.E85]&lt;=[.$K$29]" office:value-type="boolean" office:boolean-value="true" calcext:value-type="boolean">
            <text:p>TRUE</text:p>
          </table:table-cell>
          <table:table-cell table:formula="of:=[.F85]&lt;=[.$K$29]" office:value-type="boolean" office:boolean-value="true" calcext:value-type="boolean">
            <text:p>TRUE</text:p>
          </table:table-cell>
          <table:table-cell table:formula="of:=[.G85]&lt;=[.$K$29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.C85]+[.D85]" office:value-type="float" office:value="1.11111111111136" calcext:value-type="float">
            <text:p>1.11111111111136</text:p>
          </table:table-cell>
          <table:table-cell table:style-name="ce2" table:formula="of:=(-6*[.B86]+12)/8" office:value-type="float" office:value="0.666666666666477" calcext:value-type="float">
            <text:p>0.666666666666477</text:p>
          </table:table-cell>
          <table:table-cell table:style-name="ce2" table:formula="of:=(-6*[.C86]+8)/9" office:value-type="float" office:value="0.444444444444571" calcext:value-type="float">
            <text:p>0.444444444444571</text:p>
          </table:table-cell>
          <table:table-cell table:style-name="ce2" table:formula="of:=ABS([.B86]-[.B85])" office:value-type="float" office:value="0.00000000000126321176" calcext:value-type="float">
            <text:p>1.2632117574185E-12</text:p>
          </table:table-cell>
          <table:table-cell table:style-name="ce2" table:formula="of:=ABS([.C86]-[.C85])" office:value-type="float" office:value="0.00000000000094746433" calcext:value-type="float">
            <text:p>9.47464329215109E-13</text:p>
          </table:table-cell>
          <table:table-cell table:style-name="ce2" table:formula="of:=ABS([.D86]-[.D85])" office:value-type="float" office:value="0.00000000000063160588" calcext:value-type="float">
            <text:p>6.31605878709252E-13</text:p>
          </table:table-cell>
          <table:table-cell table:style-name="ce5" table:formula="of:=[.E86]&lt;=[.$K$29]" office:value-type="boolean" office:boolean-value="true" calcext:value-type="boolean">
            <text:p>TRUE</text:p>
          </table:table-cell>
          <table:table-cell table:style-name="ce5" table:formula="of:=[.F86]&lt;=[.$K$29]" office:value-type="boolean" office:boolean-value="true" calcext:value-type="boolean">
            <text:p>TRUE</text:p>
          </table:table-cell>
          <table:table-cell table:style-name="ce5" table:formula="of:=[.G86]&lt;=[.$K$29]" office:value-type="boolean" office:boolean-value="true" calcext:value-type="boolean">
            <text:p>TRUE</text:p>
          </table:table-cell>
          <table:table-cell table:style-name="ce2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2-11-03T08:42:19.860223935</meta:creation-date>
    <dc:date>2022-11-03T09:42:24.631766864</dc:date>
    <dc:creator>Mifta Nur Farid</dc:creator>
    <meta:editing-duration>PT19M54S</meta:editing-duration>
    <meta:editing-cycles>4</meta:editing-cycles>
    <meta:generator>LibreOffice/7.3.6.2$Linux_X86_64 LibreOffice_project/30$Build-2</meta:generator>
    <meta:document-statistic meta:table-count="1" meta:cell-count="612" meta:object-count="0"/>
  </office:meta>
</office:document-meta>
</file>